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26pt" fo:font-style="italic" style:text-underline-style="solid" style:text-underline-width="auto" style:text-underline-color="font-color" fo:font-weight="bold" style:font-size-asian="26pt" style:font-style-asian="italic" style:font-weight-asian="bold" style:font-size-complex="26pt" style:font-style-complex="italic" style:font-weight-complex="bold"/>
    </style:style>
    <style:style style:name="P2" style:family="paragraph" style:parent-style-name="Standard">
      <style:paragraph-properties fo:line-height="200%" fo:text-align="end"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3" style:family="paragraph" style:parent-style-name="Standard">
      <style:paragraph-properties fo:line-height="200%" fo:text-align="end" style:justify-single-word="false"/>
      <style:text-properties fo:font-size="14pt" style:font-size-asian="14pt" style:font-size-complex="14pt"/>
    </style:style>
    <style:style style:name="P4" style:family="paragraph" style:parent-style-name="Standard">
      <style:paragraph-properties fo:line-height="200%" fo:text-align="center" style:justify-single-word="false"/>
      <style:text-properties fo:font-size="14pt" style:font-size-asian="14pt" style:font-size-complex="14pt"/>
    </style:style>
    <style:style style:name="P5" style:family="paragraph" style:parent-style-name="Standard">
      <style:paragraph-properties fo:line-height="200%" fo:text-align="end" style:justify-single-word="false"/>
    </style:style>
    <style:style style:name="P6" style:family="paragraph" style:parent-style-name="Standard">
      <style:paragraph-properties fo:line-height="200%" fo:text-align="center" style:justify-single-word="false"/>
    </style:style>
    <style:style style:name="P7" style:family="paragraph" style:parent-style-name="Standard" style:master-page-name="Standard">
      <style:paragraph-properties fo:line-height="200%" fo:text-align="center" style:justify-single-word="false" style:page-number="auto"/>
      <style:text-properties fo:font-size="26pt" fo:font-style="italic" style:text-underline-style="solid" style:text-underline-width="auto" style:text-underline-color="font-color" fo:font-weight="bold" style:font-size-asian="26pt" style:font-style-asian="italic" style:font-weight-asian="bold" style:font-size-complex="26pt" style:font-style-complex="italic" style:font-weight-complex="bold"/>
    </style:style>
    <style:style style:name="T1" style:family="text">
      <style:text-properties fo:font-size="20pt" style:font-size-asian="20pt" style:font-size-complex="20pt"/>
    </style:style>
    <style:style style:name="T2" style:family="text">
      <style:text-properties fo:font-size="14pt" style:font-size-asian="14pt" style:font-size-complex="14pt"/>
    </style:style>
    <style:style style:name="T3" style:family="text">
      <style:text-properties fo:font-size="14pt" fo:font-style="italic" fo:font-weight="bold" style:font-size-asian="14pt" style:font-style-asian="italic" style:font-weight-asian="bold" style:font-size-complex="14pt"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עוף החול של אנטארקטיקה</text:p>
      <text:p text:style-name="P5"><text:span text:style-name="T1">נכתב על ידי: DaVe</text:span></text:p>
      <text:p text:style-name="P2">פרק ראשון: ההיווצרות (האקספוזיציה)</text:p>
      <text:p text:style-name="P5"><text:span text:style-name="T2"><text:s text:c="5"/>סיפורנו מתחיל ביבשת אסיה הגדולה, הזמן הוא שנת 9975 לפני הספירה הנוצרית. האוכלוסייה מפוצלת בין הרבה כפרים קטנים ועיירה או עיר גדולה מוקפת פרברים מפעם לפעם.</text:span></text:p>
      <text:p text:style-name="P5"><text:span text:style-name="T2"><text:s text:c="5"/>זה היה היום השביעי בשבוע, מחוץ לבקתה הבנוייה על עצים גבוהים בכפר קטן. באפלת הלילה נשמעה זעקה רמה והד ליווה אותה. עוד זעקות של כאב נשמעו מעט לאחר מכן בזמן שקבוצה של אנשים שהתאספו מסביב לעץ, כולם שותקים וממתינים לדבר מה. רובם נשאו לפידים כדי להאיר את החשיכה.</text:span></text:p>
      <text:p text:style-name="P5"><text:span text:style-name="T2"><text:s text:c="5"/>גבוה מעל הקרקע, מעל הרקיע השביעי, צף לו באוויר, לא מושפע מכוח הכבידה, מקדש הנשיאים. זה היה ביתם של האלים הקדמונים. במרכז המקדש, השתרע אולם המשקיפים. זאת הייתה טריטוריה ניטראלית במקדש עבור כל אל ללכת בה, ולייצג את כוחותיו והשקפותיו על עולם בני התמותה. המשקיפים שימשו את האלים והייתה להם היכולת לרכז את מבטם על כל נקודה על פני הכוכב ולהציג אותה על כדור הבדולח של האלים. המשקיף הוא יצור שגובהו כמחצית מגובהו של בן אדם ממוצע ויש לו עין מרכזית גדולה ועוד הרבה זרועות כשל תמנון עם עין בקצה כל זרוע, לרוב הוא מרחף באופן על טבעי.</text:span></text:p>
      <text:p text:style-name="P3"><text:soft-page-break/><text:s text:c="5"/>ראש האלים נכנס לאולם ושאל: "מי זימן אותי לכאן, היום, עכשיו?"</text:p>
      <text:p text:style-name="P5"><text:span text:style-name="T2">אחד האלים ניגש אל ראש האלים וטען: "אני, פארטוגמידיס, אל הרפואה..." אמר אל לבוש גלימות לבנות שלווה במשקיף לבן "...קראתי לך, קורסלטור האדיר להתבונן בביאתה של נשמה טהורה אל עולמם של בני התמותה." קורסלטור אמר: "אני אביט כעת בקפידה כדי לוודא שזו אכן נשמה טהורה מרשע."</text:span></text:p>
      <text:p text:style-name="P3"><text:s text:c="5"/>למטה בכפר האנשים היו שקטים וממתינים. עוד ועוד זעקות של כאב נשמעו במשך כשעה. לאחר זמן הזעקות פסקו, קול חבטה נשמע, ואז רץ איש מהבקתה כאשר הוא אוחז משהו עטוף בשמיכה בידיו והוא קרא בקול רם: "מורבלדו, יילד את התינוק שלי, התינוק שלי!!!" הוא צעק בהתלהבות רבה כאשר הוא אחז בתינוק העטוף בשמיכה רטובה והניף אותו למען ייראוהו כולם, והקהל התלהם כמה רגעים. ואז הקהל השתתק כאחד, כאשר אחד האיכרים הזקנים של הכפר שאל: "מהו שמו של התינוק?"</text:p>
      <text:p text:style-name="P5"><text:span text:style-name="T2"><text:s text:c="5"/>הקהל היה בשקט והמתין לתשובה על שאלה פשוטה זו. האיש התחיל לגמגם מעט ואמר: "הממ... שמו... שמו הוא..." לפתע למעלה במקדש הנשיאים קורסלטור לחש: "...פיוריטארוס..." ואז שוב למטה בכפר האיש צעק לפתע: "...פיוריטארוס!!!" וכל הקהל נהיה רועש מחדש והתחילה חגיגה גדולה לתינוק שאך זה נולד.</text:span></text:p>
      <text:p text:style-name="P5"><text:span text:style-name="T2"><text:s text:c="5"/>האיש החזיר את התינוק לאשתו. המיילד, שהיה גם רופא האליל של הכפר, בא לאיש ואמר לו: "כל הכבוד, שוב שימחת את כולם, צ'ורגיין, ובחרת שם יפה לתינוק." צ'ורגיין ענה למורבלדו: "אני רוצה להודות לך על עבודתך הטובה, אך אני מעדיף לדחות זאת לאחר כך. אני לא יודע איך בחרתי את השם הזה; איכשהו הוא צץ במוחי, נשמע קצת מוזר, לא?"</text:span></text:p>
      <text:p text:style-name="P5"><text:span text:style-name="T2"><text:s text:c="5"/></text:span><text:span text:style-name="T2">מורבאלדו ענה לו: "כן, ועכשיו תן לשייראד קצת אוויר למנוחה ויותר מאוחר להניק את פיוריטארוס, לך ופזר את אושרך בחגיגה הגדולה שם למטה."</text:span></text:p>
      <text:p text:style-name="P5"><text:soft-page-break/><text:span text:style-name="T2"><text:s text:c="5"/>צ'ורגיין עזב את הבקתה של רופא האליל וירד מהעץ הגבוה בסולם – צעד אחר צעד, שם את כף רגלו על הקרקע ואז... (או, קצת יותר מדי פרטים קטנים ושוליים).</text:span></text:p>
      <text:p text:style-name="P5"><text:span text:style-name="T2"><text:s text:c="5"/>למעלה במקדש הנשיאים, באולם המשקיפים, רוח קרירה נשבה ע"י האל הקודר של האפילה, לכיוון קורסלטור. קורסלטור שאל: "מה קרה, אינטימידיטורס?" דמות אפילה הופיעה; הייתה לה גלימה שחורה עם פס של דם על גבה. האור שבחדר נדחה קלות ממיקומו.</text:span></text:p>
      <text:p text:style-name="P5"><text:span text:style-name="T2"><text:s text:c="5"/>הוא אמר: "נשמה טהורה נוצרה – האם זה נכון?"</text:span></text:p>
      <text:p text:style-name="P5"><text:span text:style-name="T2"><text:s text:c="5"/>קורסלטור השיב לו: "עידן חדש יתחיל עבור גזע זה בקרוב – כפי שצריך להיות."</text:span></text:p>
      <text:p text:style-name="P5"><text:span text:style-name="T2"><text:s text:c="5"/>אינטימידיטורס שאל: "איזה גזע הוא בר המזל – גזע האורקים, גזע הגנומים, או שמא אולי זהו גזע הדרקונים?"</text:span></text:p>
      <text:p text:style-name="P3"><text:s text:c="5"/>"זהו גזע בני האדם." קורסלטור ענה.</text:p>
      <text:p text:style-name="P3"><text:s text:c="5"/>"הינך צעיר. בן כמה בדיוק?" חקר אינטימידיטורס.</text:p>
      <text:p text:style-name="P3"><text:s text:c="5"/>"2048 שנות ירח בלבד, למה?" תהה קורסלטור.</text:p>
      <text:p text:style-name="P3"><text:s text:c="5"/>"אתה עיוור להשלכות. האיזון עלול להתמוטט אך אתה תשרת באופן עיוור את הצד שלך בקונפליקט הגדול." טען אינטימידיטורס.</text:p>
      <text:p text:style-name="P5"><text:span text:style-name="T2"><text:s text:c="5"/>"פנים תמימות אתה מציג, אינטימידיטורס..." פארטוגמידיס התריס כנגדו "... שלוש נשמות רשע טהור קיימות על פני האדמה (לרוב). אביר מוות חצי אורק חצי גובלין הוא אחת הדוגמאות לנשמות הרשע הטהורות, וישנו גם דרקון אחד, ועוד משהו אחר. אין לך שום זכות להתלונן על נשמה טהורה מרשע אחת שרק תאזן את שיווי המשקל של הקונפליקט הגדול."</text:span></text:p>
      <text:p text:style-name="P3"><text:s text:c="5"/>אינטימידיטורס הביט לאחור וקרא: "פליימנור, לאנדהטורוס ולין-אריס בואו איתי, עכשיו, להיכלי דרקקור כדי לדון במשהו לגבי העתיד הקרוב."</text:p>
      <text:p text:style-name="P5"><text:soft-page-break/><text:span text:style-name="T2"><text:s text:c="5"/>יצור מיימי נכנס לאולם ולווה ע"י משקיף כחול. הוא בירך את כל האלים שנכחו, אך אינטימידיטורס והאלים המצודדים בעמדתו בדיוק עזבו לצד שלהם במקדש הנשיאים. קורסלטור אמר: "הייה שלום גם אתה הידרוטיליס."</text:span></text:p>
      <text:p text:style-name="P3"><text:s text:c="5"/>הידרוטיליס שאל: "האם פספסתי משהו?"</text:p>
      <text:p text:style-name="P5"><text:span text:style-name="T2"><text:s text:c="5"/>"אותו סיפור ישן נושן, על הקונפליקט הגדול ומאזן הנשמות." ענה קורסלטור.</text:span></text:p>
      <text:p text:style-name="P6"><text:span text:style-name="T2">*</text:span><text:span text:style-name="T2"> * *</text:span></text:p>
      <text:p text:style-name="P5"><text:span text:style-name="T2"><text:s text:c="5"/>למחרת בבוקר לאנדהטורוס, שהיה נראה מאוד חזק, ככל הנראה מפני שזרועותיו וכל גופו לצורך העניין היו עשויים מסלעים ואבנים, ופליימנור, שהיה עשוי מאש, עזבו את המקדש. לאנדהטורוס יצר בעזרת קסם פשוט, ע"י שימוש במאנה כחולה, פיסת סלע בגודל של בקתה גדולה, זז אל פליימנור ואמר: "התפקיד שלי הסתיים בזאת; כעת אתה צריך להגיע ליעדך בעוד כשעה, ידידי, אז בהצלחה במשימתך והייה שלום."</text:span></text:p>
      <text:p text:style-name="P3"><text:s text:c="5"/>"תודה רבה, הייה שלום... או היזהר מהאש שלי בזמן שאני משגר את האבן הזאת."</text:p>
      <text:p text:style-name="P3"><text:s text:c="5"/>"זה סלע!!!" לאנדהטורוס התרעם.</text:p>
      <text:p text:style-name="P3"><text:s text:c="5"/>"שיהיה... הייה שלום אל האדמה והסלעים!"</text:p>
      <text:p text:style-name="P5"><text:span text:style-name="T2"><text:s text:c="5"/>לאנדהטורוס חבט בסלע ופליימנור הצית אותו והוא בער בדרכו מטה אל יעדו שהיה אי מסתורי. לאחר כשעה, שבה הסלע כבר התפורר לחלוטין, פליימנור הגיע אל יעדו, אי מבודד מהיבשת ע"י האוקיינוס הגדול. הוא הבעיר כמה עצים גבוהים והכין לו מקום נינוח.</text:span></text:p>
      <text:p text:style-name="P5"><text:span text:style-name="T2"><text:s text:c="5"/>ברדת הלילה הוא התעורר, והתחיל ללכת להר הגעש שבמרכז האי המסתורי. כשהגיע לשם הוא מצא מערות גדולות במורדות ההר. הוא הקים שאון רב לזמן מה ע"י צעקות רמות. לפתע האדמה החלה לזוז, כאילו שהיא רועדת תחת היראה מהיצורים שגרו שם. הם היו גדולים, חזקים, עוצמתיים ונאים, כשיצאו מהמערות שלמרגלות ההר. חלקם היו </text:span><text:soft-page-break/><text:span text:style-name="T2">ירוקים, חלקם לבנים, אחדים צהובים, מקצתם אדומים או כחולים, עם גוונים צבעוניים או מתכתיים, אך לכולם היה מכנה משותף, כולם היו דרקונים.</text:span></text:p>
      <text:p text:style-name="P5"><text:span text:style-name="T2"><text:s text:c="5"/>פליימנור אמר בקול רם: "ברכות שלוחות לכולכם, דרקונים אדירים, בשם אינטימידיטורס, וממני פליימנור."</text:span></text:p>
      <text:p text:style-name="P5"><text:span text:style-name="T2"><text:s text:c="5"/>אחת, ירוקה וגדולה למדי, קרבה לפליימנור ואמרה: "שלומות פליימנור, כמו שאתה יכול בוודאי לראות, ידידי היקר, אנו הדרקונים מודים ומוקירים את מתנת האש שלך, אך לא כולנו מטים לך חסד, אז כמו שהינך יכול להבין, אינך רצוי על אי זה עוד."</text:span></text:p>
      <text:p text:style-name="P5"><text:span text:style-name="T2"><text:s text:c="5"/>עוד דרקון עם גוונים של ירוק וצהוב התקרב אליהם ואמר לדרקונית: "דנורה, עלייך להניח לאלנו פליימנור בשקט, הוא לא עשה לנו כל רע מלבד שריפת עצים, ארנבות, נחשים, נץ אחד שנפגע קשה ועוד כמה יצורים. אז מלבד למתנותינו במזבח של מקדשו השרוף הוא לא יכול לצפות לשום מדבר נוסף ממשפחתנו, דנורה... בואי ונחזור לתנומתנו."</text:span></text:p>
      <text:p text:style-name="P5"><text:span text:style-name="T2"><text:s text:c="5"/>פליימנור הרגיש פגיעה קלה בכבודו, וענה להם בקול זדוני מעט: "דנורה, רוט-הורס, והבן הנפלא פייר-היל... איזו משפחה נחמדה ומאושרת – לא הייתם רוצים שאני אבנה כאן בית יתומים, נכון?"</text:span></text:p>
      <text:p text:style-name="P3"><text:s text:c="5"/>רוט-הורס שב על עקבותיו ונשף את נשיפת האש החזקה ביותר שהוא היה מסוגל על פליימנור.</text:p>
      <text:p text:style-name="P5"><text:span text:style-name="T2"><text:s text:c="5"/>פליימנור לא הושפע מכך כלל אך עם זאת הטיח לעברו: "קח את זה, דרקון כפוי טובה שכמוך!!!" הוא לקח כמה קוביות של מאנה ירוקה, שבר אותם והוסיף מעט לחשים ולפתע פרץ מתוך ידיו כדור אש ענקי וניתך בפניו של רוט-הורס. </text:span></text:p>
      <text:p text:style-name="P5"><text:span text:style-name="T2"><text:s text:c="5"/>רוט-הורס צחק קצת ולפתע פגע בקרקע. דנורה ופייר-היל ועוד מ</text:span><text:span text:style-name="T2">ספר דרקונים ירוקים לקחו את רוט-הורס למעיין קטן וניסו לרפאו.</text:span></text:p>
      <text:p text:style-name="P5"><text:soft-page-break/><text:span text:style-name="T2"><text:s text:c="5"/>פליימנור אמר: "הוא לא מת, בתקווה לא. כעת אל תנסו להבעיר אותי מפני שאני חסין אש. עימדו בשקט, מפני שאני מחפש אחר נשמה מסויימת מביניכם." הוא הלך למאורת הדרקונים האדומים בחפשו אחר הנשמה, אך ללא הועיל. לאחר מכן עבר אל מאורתם של הדרקונים הכחולים, ולאחר זמן מה נדלק לפיד הנשמות שלו בזמן שחיפש במערתם. הוא מצא דרקון כחול, עצום מימדים, ישן. החיה הייתה כחולה ברובה הגדול, אך היו לה מעט פסים אדומים על גבה, וכמו כן מדי פעם הופיעו אי אלו צלקות ששינו צבע לגוונים ירוק צהוב ולבן.</text:span></text:p>
      <text:p text:style-name="P3"><text:s text:c="5"/>פליימנור קרב ליצור, העיר אותו ושאל לשמו. הדרקון ענה: "פורקורד, אלי היקר פליימנור."</text:p>
      <text:p text:style-name="P3"><text:s text:c="5"/>"אני זקוק לעזרתך, פורקורד, למשימה מיוחדת שתעזור לי לשרת את מלכי ואדוני שלי, אינטימידיטורס."</text:p>
      <text:p text:style-name="P3"><text:s text:c="5"/>"מתי אתה זקוק לעזרתי, פליימנור?"</text:p>
      <text:p text:style-name="P3"><text:s text:c="5"/>"בשנת הירח הבאה, ידידי." השיב פליימנור.</text:p>
      <text:p text:style-name="P3"><text:s text:c="5"/>"מה אקבל בתמורה לעזרתי?" היקשה פורקורד.</text:p>
      <text:p text:style-name="P3"><text:s text:c="5"/>"את הזכות להיכנס לרקיע הרביעי ואת זכות השתיקה של הפה החמדני שלך."</text:p>
      <text:p text:style-name="P3"><text:s text:c="5"/>"אני רוצה קסם, פליימנור, משהו שווה-ערך."</text:p>
      <text:p text:style-name="P3"><text:s text:c="5"/>"אתה תקבל את הראוי לך ממני לאחר שתושלם המשימה, אני מבטיחך."</text:p>
      <text:p text:style-name="P3"><text:s text:c="5"/>"העבודה הזאת חשובה לך ולאדוננו, אינטימידיטורס, נכון?" המשיך פורקורד לשאול את פליימנור.</text:p>
      <text:p text:style-name="P5"><text:span text:style-name="T2"><text:s text:c="5"/>"אינך חייב להגיד אדוננו, מאחר ואני יודע שנשמתך לעולם לא תתיר לאף אחד לשלוט בה, מעצם עוצמתה, וכן, משימה זו חשובה למלכי ואדוני." פליימנור השיב.</text:span></text:p>
      <text:p text:style-name="P5"><text:soft-page-break/><text:span text:style-name="T2"><text:s text:c="5"/>"אם המשימה תנחל הצלחה, אני רוצה שייבנה פסל בדמותי ובגודל טבעי ויוצב ליד פסלך שלך, בחצר מקדשך בעיר מינו-טו-קוצ'אנג, בירת הארץ שמעבר לאי זה מכיוון צפון-מזרח."</text:span></text:p>
      <text:p text:style-name="P5"><text:span text:style-name="T2"><text:s text:c="5"/>"אני אראה מה אוכל לעשות למענך, בקשר לדרישתך זו, פורקורד, אך זכור את העסקה שלנו – אני אזדקק לשירותיך בשנת הירח הבאה, אז אל תאמץ את עצמך יותר מדי מעכשיו. הייה שלום, פורקורד."</text:span></text:p>
      <text:p text:style-name="P5"><text:span text:style-name="T2"><text:s text:c="5"/>פליימנור הלך ביער האפל של האי, בהשתמשו בלהבת גופו כדי להאיר את דרכו. הוא הלך למקדשו, ומצא מספיק קוביות מאנה ירוקה במקדשו השרוף. הוא הסתכל באופן חשוד לצדדיו אך לא ראה דבר בחשכת הליל שהקיפה אותו. הוא שבר את קוביות המאנה הדרושות לו, אמר מספר מילות קסם, והשתגר אל יעדו ע"י קסם השיגור (טלפורטציה) בחזרה אל אולמות דרקור במקדש הנשיאים.</text:span></text:p>
      <text:p text:style-name="P3"><text:s text:c="5"/>מתוך האפלה ועדיין בתוכה הגיחו שני יצורים והתקרבו אל מקדשו השרוף של פליימנור, והם באו והתקרבו אל מיקומו האחרון. אחד מהם כרע ברך אל הקרקע ורחרח אותה לרגע.</text:p>
      <text:p text:style-name="P3"><text:s text:c="5"/>"הוא השתמש במאנה ירוקה כדי לשגר את עצמו מכאן, ככל הנראה חזרה לחדרו." אמר זה שרחרח את הקרקע.</text:p>
      <text:p text:style-name="P3"><text:s text:c="5"/>"זה לא בלתי רגיל בשבילו, כידוע לך, ועבור הרבה משתמשי קסם אחרים זוהי דרך לגיטימית להגיע אל יעדם כאשר הוא מרוחק למדי." אמר השני.</text:p>
      <text:p text:style-name="P5"><text:span text:style-name="T2"><text:s text:c="5"/>"הוא לא כמו משתמשי הקסם האחרים, אך מדוע הוא היה כאן? מה חיפש? אנו צריכים לחקור את העניין. זה ככל הנראה ייעשה לעסק מבאיש אם יש כאן עניין רציני. קדימה, עלינו לדווח זאת לאחרים." הם עזבו את טריטוריית המקדש השרוף והמשיכו אל יעדם.</text:span></text:p>
      <text:p text:style-name="P4">* * *</text:p>
      <text:p text:style-name="P5"><text:soft-page-break/><text:span text:style-name="T2"><text:s text:c="5"/>שבוע לאחר לידת פיוריטארוס, הגיע צייד לכפר, מלווה בארבעה מלווים. הוא חיפש בין העצים, ושאל כמה אנשים לגבי כיוונים. במרכז הכפר ניצבו להם שני עצים גבוהים. הוא בדק את תוויותיהם וראה שעל העץ הדרומי הייתה התווית של הכתובת שחיפש. הוא טיפס על הסולם שעל העץ, ללא חברתם של מלוויו. כשהגיע לצמרתו של העץ, ניצב על פלטפורמת עץ לפני הכניסה לבקתת עץ. הוא הביט לרגע על הנוף שנשקף מסביבו, ואז העיף מבט קל לחבריו, שלף את חרבו וסימן לחבריו שהכל תחת שליטה. הוא התחיל לשרוט את הפלטפורמה לרגע ואז חרט משהו.</text:span></text:p>
      <text:p text:style-name="P3"><text:s text:c="5"/>האיש שבבית אמר לאשתו להניח את תינוקם בעריסה. הוא אף אמר לאשתו: "אני יכול לשמוע משהו ששורט את המרפסת שלנו, ככל הנראה עם להב של חרב."</text:p>
      <text:p text:style-name="P5"><text:span text:style-name="T2"><text:s text:c="5"/>היא שאלה אותו אם הוא בטוח לגבי משמע אוזניו, והוא נד בראשו לחיוב בזמן ששלף את חרבו ופגיונו. הוא אמר לעצמו אך בקול רם מספיק כדי להישמע: "אני אהרוג את הגמד הזה אם זה שוב הוא..."</text:span></text:p>
      <text:p text:style-name="P3"><text:s text:c="5"/>לפתע נשמע קולו של הצייד קורא לו מחוץ לבקתה: "למה שלא תראה את פרצופך, הא, צ'ורגיין מטנקאי. אתה יודע שיש לך משהו שאני רוצה."</text:p>
      <text:p text:style-name="P5"><text:span text:style-name="T2"><text:s text:c="5"/>צ'ורגיין קרא החוצה: "האם זה אתה, ג'ייקו?" צ'ורגיין לקח את שייראד כאסירה ולחש משהו באוזנה. הם יצאו החוצה אל המרפסת וצ'ורגיין שאל את ג'ייקו: "האם זה מה שאתה חפץ בו?" הוא הצביע אל שייראד במבטו. ג'ייקו נד בראשו לתגובה חיובית.</text:span></text:p>
      <text:p text:style-name="P3"><text:s text:c="5"/>שייראד זעקה לעזרה מג'ייקו: "ג'ייקו, קח אותי איתך, בגלל שהוא הולך ונהיה מטורף ומשוגע..."</text:p>
      <text:p text:style-name="P3"><text:s text:c="5"/>צ'ורגיין שאל: "מה אתה מציע לי בתמורה?"</text:p>
      <text:p text:style-name="P3"><text:s text:c="5"/>"ככל הנראה לא כלום..." הייתה תשובתו.</text:p>
      <text:p text:style-name="P3"><text:soft-page-break/><text:s text:c="5"/>צ'ורגיין הניח את הסכין ואמר: "בסדר גמור, קח אותה." הוא הסתובב ונכנס לבקתתו וטרק את הדלת בחוזקה. לאחר מכן יצא לקבל את פניו של ג'ייקו: "ברכותיי ג'ייקו, אז מה מביא אותך הלום, ידידי?"</text:p>
      <text:p text:style-name="P3"><text:s text:c="5"/>"רגליי נשאו אותי לכאן וכוח רצוני גרם להם לעשות כך. שייראד, מה קרה לך? את נראית לי קצת שונה."</text:p>
      <text:p text:style-name="P5"><text:span text:style-name="T2"><text:s text:c="5"/>"או, כן? אף פעם לא הנחת מבטך על אישה עם השפעות פוסט לידתיות?"</text:span></text:p>
      <text:p text:style-name="P3"><text:s text:c="5"/>"ובכן, לא ממש... מה אמרת? יש לשניכם תינוק, ממתי?" הוא שאל בהתלהבות.</text:p>
      <text:p text:style-name="P5"><text:span text:style-name="T2"><text:s text:c="5"/>"מאז שבוע שעבר, מה – השמועות לא התפשטו עד אליך עדיין?" צ'ורגיין שאל.</text:span></text:p>
      <text:p text:style-name="P3"><text:s text:c="5"/>"אתם לא צוחקים, הא?" ג'ייקו שאל אותם. שניהם הנידו בראשם לשלילה.</text:p>
      <text:p text:style-name="P5"><text:span text:style-name="T2"><text:s text:c="5"/>דממה קצרה עקבה אחר תגובתם לשאלתו. הם הביטו על ג'ייקו לרגע, שערו כיסה את עינו השמאלית לרגע קט ע"י משב קל של רוח וקצוות השיער הועפה אף היא.</text:span></text:p>
      <text:p text:style-name="P3"><text:s text:c="5"/>"האם אתה מאריך את שערך, ג'ייקו?" שייראד שאלה ברגיעות, "זה נראה יפה."</text:p>
      <text:p text:style-name="P5"><text:span text:style-name="T2"><text:s text:c="5"/>"תודה." ג'ייקו אמר בביישנות למחצה, כאשר הכניס את חרבו לנדנה, צ'ורגיין אמר: "הב לי את חרבך לרגע קל." ג'ייקו הגיש אותה בעדינות.</text:span></text:p>
      <text:p text:style-name="P3"><text:s text:c="5"/>"איזו פיסת מתכת נאה..." שייראד אמרה בקול מעצבן, כמעט ילדותי מדי עבור אם.</text:p>
      <text:p text:style-name="P3"><text:s text:c="5"/>"או, בלמי פיך..." צ'ורגיין אמר לה בזמן שהשתעשע עם חרבו של ג'ייקו, בבודקו אותה מכל זווית אפשרית. "מדוע נתת לי אותה בעדינות כה רבה, אין עליה אף לא טיפה אחת של דם, חתיכת רכרוכי שכמוך."</text:p>
      <text:p text:style-name="P3"><text:s text:c="5"/>שייראד אמרה לג'ייקו: "כל הכבוד, ג'ייקו."</text:p>
      <text:p text:style-name="P5"><text:span text:style-name="T2"><text:s text:c="5"/>ג'ייקו לקח את חרבו חזרה קצת מרוגז, ושאל את צ'ורגיין: "האם ראית מישהו שמנקה את חרבו בצורה מוצלחת ממני?" הוא צחק ושייראד נתנה לו אגרוף חלש בכתפו, "אני רק <text:s/></text:span><text:soft-page-break/><text:span text:style-name="T2">מתלוצץ איתך, שייראד, אל תקחי את זה ברצינות כזו. למען האמת רק קניתי את החרב הזו בנפחייה של עיר הבירה. יש לכם מעט מזון, צ'ורגיין?"</text:span></text:p>
      <text:p text:style-name="P3"><text:s text:c="5"/>"לא, אבל שייראד יכולה להכין משהו אם תמצא." ג'ייקו רצה להגיד משהו, אך עוד לפני שהספיק לפצות את פיו, כולם שמעו קול שמח קורא אל ג'ייקו: "ג'ייקו למה שלא תזמין אותנו להצטרף לחגיגה?"</text:p>
      <text:p text:style-name="P3"><text:s text:c="5"/>"זאת לא חגיגה זו מסיבה גדולה מה שהולך שם." טען קול אחר.</text:p>
      <text:p text:style-name="P3"><text:s text:c="5"/>"אם אתה לא מזמין אותנו למסיבה שלך , ג'ייקו, אז אנו נלך לפונדק 'המסריח' המקומי." הצהיר הקול הראשון.</text:p>
      <text:p text:style-name="P3"><text:s text:c="5"/>שייראד שאלה: "מי נמצא שם?"</text:p>
      <text:p text:style-name="P5"><text:span text:style-name="T2"><text:s text:c="5"/>"סתם כמה מחבריי." ענה ג'ייקו. אף תגובה מבני הזוג. "יש להם מזון..." ציין ג'ייקו. בשנייה שבני הזוג שמעו את זה, החליפו ביניהם מבטים מהירים ואז אמר צ'ורגיין: "כמה חצוף מצידנו אמור להם לבוא, ידידי היקר."</text:span></text:p>
      <text:p text:style-name="P3"><text:s text:c="5"/>"האם צדתם משהו?" שאלה שייראד.</text:p>
      <text:p text:style-name="P3"><text:s text:c="5"/>"כן." ענה ג'ייקו.</text:p>
      <text:p text:style-name="P5"><text:span text:style-name="T2"><text:s text:c="5"/>אז אמרה שייראד בקול מצחיק: "אתה תהרוג אותם, אני אבשל אותם." כולם צחקו לרגע קט. היא עמדה לשוב אל הבקתה, ואז הסתובבה ואמרה לצ'ורגיין: "יש לך מזל שאני אוהבת לבשל, צ'ורגיין, כי אם לא היית צריך לבשל בעצמך."</text:span></text:p>
      <text:p text:style-name="P3"><text:s text:c="5"/>צ'ורגיין אמר לה בציווי: "לכי אל המטבח, להיכן שאת שייכת, אישה!!!" היא נכנסה לבקתה וטרקה אחריה את הדלת. </text:p>
      <text:p text:style-name="P5"><text:span text:style-name="T2"><text:s text:c="5"/>ג'ייקו אמר בטון גבוה: "חזיר שכמותך!!!" והם ציחקקו. אח"כ ג'ייקו התקרב אל הסולם וקרא למלוויו להצטרף אליהם, כאשר הללו כבר עמדו לעזוב את המקום. כולם עלו </text:span><text:soft-page-break/><text:span text:style-name="T2">למעלה, אחד אחד, כאשר לכולם היה שריון פשוט יותר משל ג'ייקו, והם נשאו מטען רב על גבם. לאחר שטיפסו למעלה בסולם, התייצבו מול צ'ורגיין בשורה.</text:span></text:p>
      <text:p text:style-name="P3"><text:s text:c="5"/>גמד הושיט את ידו ללחוץ את ידו של צ'ורגיין ושאל: "האם אתה זוכר אותי צ'ורגיין? שמי הוא רייזלוט."</text:p>
      <text:p text:style-name="P3"><text:s text:c="5"/>"כן, אני זוכר אותך, לחמנו גב אל גב כנגד חמישה שומרים אורקים, חמושים היטב, כאשר ניסינו לברוח מכלאם, לפני שלוש שנים בטירת הלורד ריימונד." צ'ורגיין השיב.</text:p>
      <text:p text:style-name="P5"><text:span text:style-name="T2"><text:s text:c="5"/>רייזלוט אמר בגאווה רבה לאחרים: "הרגתי שניים מהם בקרדום הקרב שלי, וצ'ורגיין הרג שלושה מהם בחרבו האדירה."</text:span></text:p>
      <text:p text:style-name="P3"><text:s text:c="5"/>"הבה ניכנס פנימה לאכול, ידידיי." צ'ורגיין הכריז, כאשר עמד להסתובב ולהיכנס בדלת לביתו, ג'ייקו ביקש ממנו להמתין לרגע. הוא פתח את תרמיל הגב שלו והוציא שתי מגילות מגולגלות וחתומות, והגיש אותן לקנדר שלידו ואמר לו: "אתה רצית להגיש אותן לצ'ורגיין, הלא כן, דארטוף?"</text:p>
      <text:p text:style-name="P5"><text:span text:style-name="T2"><text:s text:c="5"/>הקנדר לקח בזריזות מרובה את המגילות מג'ייקו, והגיש אותם אל צ'ורגיין ואמר: "הרשה לי להציג את עצמי, דארטוף, אחד מטובי הקנדרים-הנוכלים שבשוק. אני מרגיש שכבוד יקר נפל בחלקי לפגוש בך הלוחם האדיר – צ'ורגיין..."</text:span></text:p>
      <text:p text:style-name="P5"><text:span text:style-name="T2"><text:s text:c="5"/>"תודה לך. כעת בארטאק," הוא הצביע אל האדם הלוחם, "וראקאש" הצביע על האלף שהיה איתם, "עיזרו לג'ייקו, רייזלוט ודארטוף להביא את הבשר אל המטבח, היכן ששייראד תבשל אותו ותתקין לנו ארוחת צהריים ראויה."</text:span></text:p>
      <text:p text:style-name="P5"><text:span text:style-name="T2"><text:s text:c="5"/>כולם נכנסו אל בקתת העץ הגדולה על העץ הגבוה. היה זה זמן צהריים. לאחר שנכנסו פנימה ג'ייקו אמר לצ'ורגיין: "הקנדר עלול 'להרים' פה ושם אי אלו דברים מאחר וזה טבעו הגנבי-נוכלי, אך הוא טוב-לבב, לכן אני אאלץ אותו להחזיר כל דבר שיימצא באמתחתו."</text:span></text:p>
      <text:p text:style-name="P3"><text:soft-page-break/><text:s text:c="5"/>צ'ורגיין הסכים לגלות סובלנות, לפעולותיו האפשריות של דארטוף, או במילים שלו לג'ייקו: "הדברים שלי או הלב שלך על צלחת..."</text:p>
      <text:p text:style-name="P5"><text:span text:style-name="T2"><text:s text:c="5"/>לאחר שכולם סיימו לאכול, הם התחילו לספר סיפורים אחד לשני. חלק מהסיפורים שנהגו לספר היו מעניינים לשומעם, אך לא כך היה באותו יום. הסיפורים המשעממים <text:s/>שסיפרו היו טובים לשמיעה כי היה להם כשרון לסיפור סיפורים. כעת בארטאק היה עסוק בסיפורו שלו: "... ולאחר שהחזרנו את כל הזהב שידידנו הקנדר חלול המוח גנב מאותו ציקלופ, האוויל ניסה להציע לו זוג משקפי קריאה, הוא כמעט מחץ אותנו ואז ג'ייקו הזכיר לו שהיינו אנו אלו שהצילו אותו מלכתחילה."</text:span></text:p>
      <text:p text:style-name="P3"><text:s text:c="5"/>"מידי מי?" חקר צ'ורגיין.</text:p>
      <text:p text:style-name="P3"><text:s text:c="5"/>"מאזיקים שאדונו הקודם שם על ידיו." הייתה התשובה.</text:p>
      <text:p text:style-name="P3"><text:s text:c="5"/>"למה היו על ידיו אזיקים בכלל?" שייראד שאלה.</text:p>
      <text:p text:style-name="P5"><text:span text:style-name="T2"><text:s text:c="5"/>"הציקלופ בעצמו לא יכול היה לזכור מפני שזה היה לפני זמן כה רב." השיב בארטאק.</text:span></text:p>
      <text:p text:style-name="P3"><text:s text:c="5"/>"הוא כנראה רצה לשמור על זה כסוד, רק לעצמו." הוסיף רייזלוט.</text:p>
      <text:p text:style-name="P3"><text:s text:c="5"/>"ככל הנראה..." אמר ג'ייקו. "איפה התינוק שלך?" הוא שאל את צ'ורגיין.</text:p>
      <text:p text:style-name="P3"><text:s text:c="5"/>"שם ישן." הוא הצביע לימין החדר, היכן שעמדה בפינה עריסת עץ.</text:p>
      <text:p text:style-name="P3"><text:s text:c="5"/>"הוא לא ישן." ג'ייקו ציין.</text:p>
      <text:p text:style-name="P3"><text:s text:c="5"/>"מה?" שאלה שייראד בפליאה.</text:p>
      <text:p text:style-name="P3"><text:s text:c="5"/>"כן החמוד הזה מחייך אליי, אל תהרגו אותי אך לא קלטתי את שמו..."</text:p>
      <text:p text:style-name="P3"><text:s text:c="5"/>"זה מפני שלא טרחת לשאול מהו שמו." שייראד אמרה באופן מרוגז קמעה.</text:p>
      <text:p text:style-name="P3"><text:s text:c="5"/>"פיוריטארוס." אמר צ'ורגיין תוך כדי משחק קל עם חרבו שלו. ג'ייקו קם מכיסאו, הלך אל העריסה ונעץ מבט בפיוריטארוס לדקה קלה. פיוריטארוס הסתכל אף הוא רוב הזמן על ג'ייקו.</text:p>
      <text:p text:style-name="P3"><text:soft-page-break/><text:s text:c="5"/>"תנו לי לקחת אותו לסיור מודרך על המרפסת."</text:p>
      <text:p text:style-name="P3"><text:s text:c="5"/>"אתה רשאי לקחת אותו, רק תזכור שאם קורה לו משהו אני אחפור את קברך מחר." צ'ורגיין אמר.</text:p>
      <text:p text:style-name="P5"><text:span text:style-name="T2"><text:s text:c="5"/>"אל תדאגו, צ'ורגיין, שייראד וכל השאר." הוא לקח את פיוריטארוס עטוף בשמיכה קטנה מהעריסה. ג'ייקו יצא איתו אל פלטפורמת העץ שמחוץ לבקתה של שייראד וצ'ורגיין והסתכל על הנוף שנשקף מסביב.</text:span></text:p>
      <text:p text:style-name="P5"><text:span text:style-name="T2"><text:s text:c="5"/>הוא הרים את ידו השמאלית והצביע לכיוון דרום-מערב ואמר לפיוריטארוס שבידו הימנית: "היי, הבט פיוריטארוס, שם, בכיוון הזה תמצא את החורשות והביצות של טאקה. אנו לרוב צדים שם ומביאים הנה אספקה של בשר עבור בני האדם, אלפים, גמדים, טרולים או שאר מיני שבטים."</text:span></text:p>
      <text:p text:style-name="P5"><text:span text:style-name="T2"><text:s text:c="5"/>"שם בצפון של כפר טנקאי – שם תמצא שדות של גידולים חקלאיים. החקלאים הולכים לשם כל בוקר כדי לשתול ולגדל פירות וירקות והם מביאים אותם הביתה לאחר תקופת הקציר והקטיף שהיא עונת האביב, כמובן."</text:span></text:p>
      <text:p text:style-name="P3"><text:s text:c="5"/>"כמו שהחקלאים הולכים לצפון מעט מן הכפר כל בוקר אל שדותיהם ומטעיהם, כך חלק מבני האדם הכורים צריכים ללכת לכיוון צפון-מערב דרך הגבעות והעמקים של טילה-ג'וב כדי לכרות זהב במכרה הזהב שלהם."</text:p>
      <text:p text:style-name="P5"><text:span text:style-name="T2"><text:s text:c="5"/>"בכל תריסר חודשי ירח, אתם, בני הכפר של טנקאי, שבט האלפים של טאלוס-פורקס, הגמדים והגנומים של שבט גארדאן נפגשים בעיר הבירה מינו-טו-קוצ'אנג. שם, בעיר הבירה מתקיים אחת לשנה שבוע מסחר של השוק האימפריאלי. הכורים האלפים מביאים איתם את מתכת המית'ריל, כמות גדולה של מתכת משובחת זו. משובחת למדי, אכן כן... הגמדים והגנומים מביאים את מטענם של פחם כרוי. כפי שבוודאי ניחשת לבדך, הם כורים אותו במכרות הפחם שלהם."</text:span></text:p>
      <text:p text:style-name="P5"><text:soft-page-break/><text:span text:style-name="T2"><text:s text:c="5"/>"ביריד אתה יכול למצוא המצאות גנומיות חדשות, שברמת העקרון הן מוצלחות, אך תמיד ישנו משהו כלשהו שחסר שהגנומים לא חשבו עליו (פרט זה או אחר), ולכן הן אף פעם לא יהיו מושלמות. בשבוע הזה עם כל המהומה של החקלאים, הכורים, והנפחים, מקיימים גם המכשפים פגישה למועצה מיוחדת."</text:span></text:p>
      <text:p text:style-name="P5"><text:span text:style-name="T2"><text:s text:c="5"/>"זאת בד"כ פגישה סודית ביותר שבה הקוסמים והמכשפים מלווים בשומרי ראש או שכירי חרב. כפי שאתה בוודאי תדע, וצריך לדעת בכל אופן, פיוריטארוס, שכיר חרב קודם יציל את עצמו, אח"כ את כספו, ואז אתה מגיע לסולם העדיפויות שלו, אלא אם כן הוא איש טוב שממש צריך את הכסף ולכן זאת העבודה שבה הוא בחר. אולי עדיף שתשתקע לך כאן, פיוריטארוס, למען אמך, ותהיה איכר או נפח או כורה..." הוא הפסיק לרגע, נאנח בשקט והמשיך: "... לא הרפתקן כמוני או לוחם אדיר כמו אביך המשוגע צ'ורגיין שעלול לקבור אותי בחיים אם לא 'אוהב' את בישוליה של אמך או את יצירותיה האומנותיות. מילה טובה שניתן להגיד על אמך, זה שהיא האמא הכי טובה שיכולת לייחל לעצמך: היא דואגת לך, היא חמה ויפה, ואוהבת אותך ואת אביך. על אף שהיא משתדלת כמיטב יכולתה, היא לא בדיוק הטבחית או האומנית הכי טובה בעולם. זה לא הייתי אני זה שכיסה אותך בשמיכה הזו, זאת הייתה אמך. לעזאזל, אני מת על האישה הזאת, אבל אל תספר לה את כל הדברים שאמרתי עליה בגלל אביך. אני כבר צריך להיות בשקט, פיוריטארוס, כבר עומד להחשיך בקרוב."</text:span></text:p>
      <text:p text:style-name="P3"><text:s text:c="5"/>"מחר אתה תלך לכל כיוון שבו תחפוץ, ואילו אני אמשיך אל הפונדק 'המסריח' הבא, שאמצא בכפר או העיירה הבאים. אל תדאג, כל מה שהראיתי לך היום, אתה תלמד מאביך בעתיד. בוא כעת, פיוריטארוס, הבה ונחזור פנימה לביתך עכשיו." ג'ייקו חזר עם פיוריטארוס אל הבקתה.</text:p>
      <text:p text:style-name="P5"><text:soft-page-break/><text:span text:style-name="T2"><text:s text:c="5"/>בחצות הליל כל החבורה ישנה על רצפת חדר האורחים – חמישים אחוזים מהם נחרו בכבדות למדי. צ'ורגיין אמר לילה טוב לבנו יחידו, ולקח מנורת שמן קטנה מהשולחן. הוא הדליק אותה, ולקח את המגילות החתומות, שקיבל קודם לכן. הוא התיישב ליד שייראד שישבה על המיטה. היא החזיקה את זרועותיה סביב ברכיה, כאשר היא נועצת מבטה אל השמיים והכוכבים. לאחר שסיים לקרוא את שני המכתבים, צ'ורגיין ניסה לתקשר עם שייראד: "שייראד..." אף תגובה "...היי מותק..." עדיין קפואה במקומה "יו, גברת שייראד שהייתה מעדיפה לזרוק את בעלה לרחוב ולהתחתן עם ג'ייקו במקום..."</text:span></text:p>
      <text:p text:style-name="P5"><text:span text:style-name="T2"><text:s text:c="5"/>לפתע היא החליטה להגיב: "או, אמרת משהו; לא הייתי מרוכזת."</text:span></text:p>
      <text:p text:style-name="P5"><text:span text:style-name="T2"><text:s text:c="5"/>צ'ורגיין כמעט ונפל מכיסאו מרוב צחוק. אחרי שהתאושש מצחוקו השקט – על מנת שלא להעיר את אורחיו ובנו, אמר לה: "היית לגמרי מחוץ לפוקוס, אני חושב..."</text:span></text:p>
      <text:p text:style-name="P3"><text:s text:c="5"/>"אז מה רצית ממני, צ'ורגיין?"</text:p>
      <text:p text:style-name="P5"><text:span text:style-name="T2"><text:s text:c="5"/>כאשר סוף כל סוף הצליח להשתלט על צחוקו הוא ענה לה ברצינות רבה: "המכתב הראשון הוא מידידנו נוקדארוס, הוא אמר שזה דחוף מאוד שאבוא אל ביתו בעיר סולאטרה בעוד שלושה שבועות מהיום. אני מניח שאהיה חייב ללכת."</text:span></text:p>
      <text:p text:style-name="P3"><text:s text:c="5"/>"מה בנוגע למכתב השני?"</text:p>
      <text:p text:style-name="P3"><text:s text:c="5"/>"או, כן... הוזמנתי באופן אישי <text:s/>על מנת לקבל משרה חשובה בצבאו הפרטי של לורד ת'ורמקס, שישה חודשים מעכשיו."</text:p>
      <text:p text:style-name="P3"><text:s text:c="5"/>"אתה יודע שכעת אני ובנך זקוקים לך יותר מתמיד."</text:p>
      <text:p text:style-name="P5"><text:span text:style-name="T2"><text:s text:c="5"/>"אני יודע, שייראד. את זוכרת שעזבתי את צבא האימפריה לפני כשנה, על אף שהייתי אמור לקבל קידום רציני לפקד על דיביזייה גדולה במשמר האימפריאלי. אמרתי לך ששבעתי מסוג זה של עבודה, אך היה זה שקר. זה שימש כתירוץ להיות איתך, שייראד, האישה שאני אוהב הכי בעולם. עכשיו הייתי רוצה לחזור לשירות, אל הקרבות </text:span><text:soft-page-break/><text:span text:style-name="T2">וההרפתקאות, אבל אצטרך לדחות זאת לזמן מה או אף לוותר על כל זה למענך ולמן פיוריטארוס."</text:span></text:p>
      <text:p text:style-name="P3"><text:s text:c="5"/>"אני אוהבת אותך, צ'ורגיין."</text:p>
      <text:p text:style-name="P3"><text:s text:c="5"/>"אני יודע, אני אוהב אותך גם, שייראד... אז על מה תהית לך קודם כשהפרעתי לך?"</text:p>
      <text:p text:style-name="P5"><text:span text:style-name="T2"><text:s text:c="5"/>"על הנקודות הזוהרות שם בשמיים, הכוכבים הללו. האם קורסלטור באמת גר שם? והאם ווינדטיליס תיקח אותנו לשם אי פעם באחד ממשבי רוחה החזקים או באחת הסערות שלה? האם פארטוגמידיס תמיד יעזור לנו להתרפות מפצעינו ומחלותינו? האם כוחות הרשע ימוגרו אי פעם?"</text:span></text:p>
      <text:p text:style-name="P5"><text:span text:style-name="T2"><text:s text:c="5"/>"מחשבות כבדות, הא? אולי נגיע אל השמיים והכוכבים כאשר ניפול אל התהום חסרת התחתית של הנשמות התועות?"</text:span></text:p>
      <text:p text:style-name="P5"><text:span text:style-name="T2"><text:s text:c="5"/>"לעולם אל תגיד כזה דבר, אפילו כאשר אתה רק מתלוצץ; במיוחד לא לפני בנך, שהוא היצור היקר לי ביותר עלי אדמות שאי פעם הכרתי בחיי."</text:span></text:p>
      <text:p text:style-name="P3"><text:s text:c="5"/>"אוקיי, שייראד, הבנתי את הנקודה שלך, אז פשוט תודי שאת מפחדת מהמוות..."</text:p>
      <text:p text:style-name="P3"><text:s text:c="5"/>"אני אכן פוחדת מהמוות, צ'ורגיין, זהו פחדי הגדול ביותר, אך אני מרגישה בטוחה ממנו כל עוד אני איתך... לילה טוב, צ'ורגיין." היא נשקה לו במצחו.</text:p>
      <text:p text:style-name="P5"><text:span text:style-name="T2"><text:s text:c="5"/>"לילה טוב, שייראד... אל תחששי, שייראד, אין לך ממה לחשוש לגבי שום דבר שבעולם, פנינתי היקרה מכל האוקיינוס הזה." ואז שניהם הלכו לישון – לבסוף. </text:span></text:p>
      <text:p text:style-name="P5"><text:span text:style-name="T2"><text:s text:c="5"/>למחרת בבוקר, לאחר שהלילה עבר והשמש הפציעה, צ'ורגיין התעורר והבחין ששייראד כבר לא נמצאת במיטה. הוא קם, שטף את פניו עם מים מקערה שנחה לה ליד החלון של הבקתה. הוא תר אחר פיוריטארוס במיטתו, ומצא שיש שם רק פתק – פיסת מגילת עור שנכתבה בעט נוצה נובע.</text:span></text:p>
      <text:p text:style-name="P3"><text:soft-page-break/><text:s text:c="5"/>בפתק נכתב: "לקחתי את התינוק שלנו לפונדק 'המסריח', רציתי לדבר עם אשתו של המוזג. אל תדאג לי או לפיוריטארוס, אוקיי? הייה שלום שייראד."</text:p>
      <text:p text:style-name="P5"><text:span text:style-name="T2"><text:s text:c="5"/>הוא פשט מעליו את כותונת הלילה שלו ועטה לגופו בגדים אזרחיים טיפוסיים, הכניס פגיונות קטנים למגפיו ונעל אותם. לאחר שעטה עליו את נדן חרבו (כשהיא בתוכו) יצא החוצה. הוא ירד מן העץ בעזרת הסולם, הלך אל העץ הצפוני מביתו וטיפס על סולמו. הדלת הייתה פתוחה לרווחה, בד"כ היא הייתה פתוחה בשעות אלה של היום, אז צ'ורגיין נכנס אל הבקתה שהייתה בנוייה על עץ זה גם.</text:span></text:p>
      <text:p text:style-name="P5"><text:span text:style-name="T2"><text:s text:c="5"/>הוא ראה שם את מורבאלדו יושב ליד שולחנו ורוקח ומערבב אי אלו שיקויים מצבעים שונים לתוך בקבוק בגודל בינוני – בקבוק זכוכית שנועד לרוב לשיקויי ריפוי. "מה אתה עושה שם?" צ'ורגיין שאל את מורבאלדו.</text:span></text:p>
      <text:p text:style-name="P3"><text:s text:c="5"/>"אני יכול לשאול אותך את אותה השאלה, נכון?" הוא השיב.</text:p>
      <text:p text:style-name="P3"><text:s text:c="5"/>"אבל אני שאלתי קודם."</text:p>
      <text:p text:style-name="P3"><text:s text:c="5"/>"ולכן אענה לך קודם. אני מכין שיקוי בום."</text:p>
      <text:p text:style-name="P3"><text:s text:c="5"/>"אני אוהב את הגישה האלפית שלך. למה זה טוב?"</text:p>
      <text:p text:style-name="P5"><text:span text:style-name="T2"><text:s text:c="5"/>"קודם כל קורא לי אנוכי..." (באנגלית זה מתחרז עם אלפי) רופא האליל האלפי חייך לכיוון צ'ורגיין והלה חייך בחזרה "...ובכן זה אמור להיות שיקוי נפיץ אל למטרות הגנתיות."</text:span></text:p>
      <text:p text:style-name="P3"><text:s text:c="5"/>"זה ישמש למטרות התקפתיות בידיים הלא נכונות. אל תנדב אותי לבחון את זה; יש לי מספיק צרות גם ככה מבלי לסכן את חיי בשביל ניסויים לא נחוצים. בכל מקרה אני יוצא למסע אל סולאטרה לפגוש את נוקדארוס המכשף."</text:p>
      <text:p text:style-name="P3"><text:s text:c="5"/>"ובכן אני מכיר אותו, אך איך אוכל לסייע לך?"</text:p>
      <text:p text:style-name="P3"><text:s text:c="5"/>"אני אצטרך שיקויי בריאות."</text:p>
      <text:p text:style-name="P3"><text:soft-page-break/><text:s text:c="5"/>"יש לי רק שלושה למכירה, תן לי 50 פיסות זהב ואתן לך שלושה שיקויים במחיר של שניים."</text:p>
      <text:p text:style-name="P5"><text:span text:style-name="T2"><text:s text:c="5"/>"אין בעיה." הוא שלף מחגורתו שק קטן של מטבעות זהב. "חמישים מטבעות זהב בדיוק." מורבאלדו נתן לצ'ורגיין שלושה בקבוקונים של שיקויי בריאות. " אולי נשארו לך כמה קוביות מאנה כחולות וירוקות, מורבאלדו?"</text:span></text:p>
      <text:p text:style-name="P5"><text:span text:style-name="T2"><text:s text:c="5"/>"רק קובייה אחת כחולה של מאנה. מכרתי את השאר לטאלאס, הסוחר שלנו הלך לחפש קוסמים עכשיו, ותוך פחות משבועיים אשתו, ולרה, עומדת ללדת תינוק." </text:span></text:p>
      <text:p text:style-name="P5"><text:span text:style-name="T2"><text:s text:c="5"/>"הגיע הזמן, אתה יכול לשמור את הקובייה <text:s/>לעצמך".</text:span></text:p>
      <text:p text:style-name="P5"><text:span text:style-name="T2"><text:s text:c="5"/>"שטויות, אתה יכול להזדקק לזה בקרב. קח את זה ממני, חינם אין כסף."</text:span></text:p>
      <text:p text:style-name="P5"><text:span text:style-name="T2"><text:s text:c="5"/>"טוב, אם אתה מתעקש. האם תרצה ללכת לשוק לקנות כמה עזרים ואביזרים חיוניים? אתה יכול לעזור לי לבחור מה שאני צריך, אתה תדע אם אני עושה עסקה טובה ."</text:span></text:p>
      <text:p text:style-name="P3"><text:s text:c="5"/>"אין בעיה, הכל למענך, צ'ורגיין". </text:p>
      <text:p text:style-name="P5"><text:span text:style-name="T2"><text:s text:c="5"/>"נצטרך לעבור דרך הפונדק 'המסריח' לקנות צידה ללילות, ולקחת את סוסינו, ואני אף אזכה לראות את שייראד ופיוריטארוס בדרכנו לפונדק או בתוכו."</text:span></text:p>
      <text:p text:style-name="P3"><text:s text:c="5"/>"בסדר גמור, המתן לי למטה על האדמה ואני אבוא לאחר שאצטייד בחפציי ואנעל את דלתי."</text:p>
      <text:p text:style-name="P3"><text:s text:c="5"/>"בסדר, אני אחכה למטה." צ'ורגיין עזב את הבקתה של רופא האליל וירד למטה. מורבאלדו לקח את מטהו ופגיון קטן שתחב לחגורת גלימתו הבהירה והקלה שלבש. הם הלכו להם אל הפונדק 'הידוע לשמצה' המקומי.</text:p>
      <text:p text:style-name="P3"><text:s text:c="5"/>לאחר שעה קלה, הגיעו אל הפונדק, ונכנסו פנימה. שם ראו את החבורה שנזכרה קודם לכן: רייזלוט ובארטאק מאחורי הדלפק משתכרים יותר ויותר, ג'ייקו מדבר עם איש זקן, ודארטוף מכייס כיסים ושקיקי כסף מחגורותיהם של שיכורים פה ושם ברחבי הפונדק, <text:soft-page-break/>וראקאש יושב לבדו ליד הדלפק נועץ מבטו בכוס יינו. צ'ורגיין שאל את ראקאש: "אז מה שלומך היום?"</text:p>
      <text:p text:style-name="P5"><text:span text:style-name="T2"><text:s text:c="5"/>"בסדר. לא הספקתי להודות לך על הכנסת האורחים שלך אתמול בלילה..." הוא הביט לעיניי צ'ורגיין במבט חטוף לרגע קצר ".... אז תודה לך, צ'ורגיין. אתה יודע..." הוסיף עם חיוך קטן "... זו כוסי הראשונה וכבר איבדתי עניין בלסיים אותה, על אף שזה שיכר טוב, כפי שאתה יכול לראות את ידידי בארטאק והגמד שחוגגים איתו – כל החבית כבר רוקנה על ידיהם."</text:span></text:p>
      <text:p text:style-name="P5"><text:span text:style-name="T2"><text:s text:c="5"/>"אין בעיה, ואני מרגיש שאני מכיר את הרגשותיך הללו." צ'ורגיין טען והסתובב אל הבחורים מהצד השני של הבאר: "בארטאק, רייזלוט, מה קרה לשניכם? מי אחראי כאן?"</text:span></text:p>
      <text:p text:style-name="P3"><text:s text:c="5"/>בארטאק ענה עם הבעה סחרחרה על פניו לכיוונו 'הכללי' של צ'ורגיין: "לא אני, זה בטוח... אולי הראייה שלי כפולה אבל אתה יושב ליד אלף אחד או שניים?"</text:p>
      <text:p text:style-name="P3"><text:s text:c="5"/>"ג'ייקו אחראי, כן, רק אלף אחד, אתה רוצה משקה?" רייזלוט ענה לבארטאק והציע למורבאלדו.</text:p>
      <text:p text:style-name="P3"><text:s text:c="5"/>"לא תודה, אינני רוצה שגמד ימזוג לי את משקי." מורבאלדו ענה.</text:p>
      <text:p text:style-name="P5"><text:span text:style-name="T2"><text:s text:c="5"/>"יופי, אז יישאר עוד לי..." צוחק כל הזמן "...ולא הייתי מגיש לאלף בכל מקרה." רופא האליל יכול היה להמשיך עם זה בלי סוף אך לעיתים רצוי שלא לעצבן גמד שיכור.</text:span></text:p>
      <text:p text:style-name="P3"><text:s text:c="5"/>כעת צ'ורגיין הצליח להחליף מילה או שתיים עם ג'ייקו: "אתה תזדקק להוכחה שמסרת את המגילות הללו לידי, אז הנה לך." הוא מסר לידיו מגילת תשובה אל לורד ת'ורמקס.</text:p>
      <text:p text:style-name="P3"><text:s text:c="5"/>"אנו נישאר כאן הלילה ואח"כ נמשיך אל מינו-טו-קוצ'אנג בצפון ויותר מאוחר אל גארדאן או לסנדפורטס."</text:p>
      <text:p text:style-name="P5"><text:span text:style-name="T2"><text:s text:c="5"/>"כל זה טוב ויפה. אני הולך עם רופא האליל אל מארקאש להתכונן למסעי אל סולאטרה."</text:span></text:p>
      <text:p text:style-name="P3"><text:soft-page-break/><text:s text:c="5"/>"כן, זהו מקום מעניין, הרבה יותר מסיפוריו של האיש הזקן הזה, הוא היה איזה גיבור מלחמה לפני זמן רב או כך לפחות הוא טוען אך הוא שכח כבר את שמו בזכות השיכר."</text:p>
      <text:p text:style-name="P3"><text:s text:c="5"/>"כן, השיכר של המקום הזה ניחן בהשפעות כאלו על ברנשים זקנים." צ'ורגיין הוסיף.</text:p>
      <text:p text:style-name="P5"><text:span text:style-name="T2"><text:s text:c="5"/>ג'ייקו הוציא שקיק של מטבעות זהב ואמר: "הנה הכסף שדארטוף לקח ממך ותשלום עבור הדלי שלך שמכר תמורת שלוש פיסות זהב."</text:span></text:p>
      <text:p text:style-name="P3"><text:s text:c="5"/>"תודה. היכן אשתי ובני?"</text:p>
      <text:p text:style-name="P5"><text:span text:style-name="T2"><text:s text:c="5"/>"הם היו אמורים להיות כאן מלפני כשעה."</text:span></text:p>
      <text:p text:style-name="P3"><text:s text:c="5"/>"כנראה עדיין אצל החדר של המוזג ואשתו, חדר מספר... או, הנה הם." שייראד אוחזת בפיוריטארוס צצה לפתע בשדה ראייתם.</text:p>
      <text:p text:style-name="P5"><text:span text:style-name="T2"><text:s text:c="5"/>"אתה יכול ללכת בלב שקט, אני אסתדר כאן לגמרי בעצמי." שייראד אמרה לצ'ורגיין ונשקה לו בלחי קצרות, ואז ארוכות, ואז נישקה גם את פיוריטארוס – כל כך הרבה פרטים חסרי חשיבות במשפט אחד...</text:span></text:p>
      <text:p text:style-name="P5"><text:span text:style-name="T2"><text:s text:c="5"/>מאחוריה הגיח המוזג שהיה גם בעל הפונדק. הוא הלך אל מאחורי הדלפק, לקח את כוסות השיכר מבארטאק ורייזלוט, ואמר להם: "אתם תשלמו על החבית הזו, ידידיי, אך לפחות נראה שהרוויתם את צימאונכם."</text:span></text:p>
      <text:p text:style-name="P3"><text:s text:c="5"/>רייזלוט שכב על גבו וראשו נתמך בקיר העץ שמאחורי הדלפק, בטנו תפוחה והוא אמר: "הייתי פותח חבית נוספת... ...של שיכר כה משובח... ...לו רק יכולתי... ...להגיע אל חרבי..." אמר בשכרות מרובה, ואז הסתכל כלפי מעלה והוסיף "... אופס, זה המוזג, בארטאק, העמד פני ישן..."</text:p>
      <text:p text:style-name="P3"><text:s text:c="5"/>הוא לא הבחין שבארטאק שכב על הדלפק רדום כבר זמן מה ונחר בכבדות.</text:p>
      <text:p text:style-name="P3"><text:s text:c="5"/>"הו, הנה המוזג שלנו!!!" קרא צ'ורגיין.</text:p>
      <text:p text:style-name="P3"><text:s text:c="5"/>"אינך זוכר עוד את שמי, צ'ורגיין, ידידי."</text:p>
      <text:p text:style-name="P5"><text:soft-page-break/><text:span text:style-name="T2"><text:s text:c="5"/>"חדל עם תלונותיך, אף אחד אינו זוכר את שמך." מורבאלדו ציין – בצחוק אני מקווה.</text:span></text:p>
      <text:p text:style-name="P5"><text:span text:style-name="T2"><text:s text:c="5"/>"אתה יכול לתת לי רמז, משהו עם א' ו-ד', נכון?"</text:span></text:p>
      <text:p text:style-name="P3"><text:s text:c="5"/>"לעולם לא אגלה לך, כעונש, על שלא זכרת את שמי, ועוד הבאת לכאן את האלף הזה, הם הלקוחות הגרועים ביותר."</text:p>
      <text:p text:style-name="P5"><text:span text:style-name="T2"><text:s text:c="5"/>"במיוחד כשהמוזג הוא גמד, לא פחות ולא יותר..." ראקאש ציין בקול רם. שמיעתם של האלפים חדה למדי – הוא ישב שני כיסאות רחוק מהם על הדלפק, בהתחשב בקול השאון וההמולה ששוררים דרך קבע בפונדק. הגמד ריסן את קור רוחו ולא נתן לעצמו להיגרר למריבה עם לקוחותיו.</text:span></text:p>
      <text:p text:style-name="P3"><text:s text:c="5"/>"כן, זאת הרוח..." מורבאלדו אמר לראקאש "...ופונדקך מבאיש." הוסיף.</text:p>
      <text:p text:style-name="P5"><text:span text:style-name="T2"><text:s text:c="5"/>"למה שלא תרשום זאת על השלט שמחוץ לפונדק?" ענה הגמד.</text:span></text:p>
      <text:p text:style-name="P5"><text:span text:style-name="T2"><text:s text:c="5"/>"רציתי לעשות זאת, אך צ'ורגיין טען שלא נוכל להיעזר בשירותיך אם נעשה זאת, הייתי יכול לטהר את המקום בעזרת קסם, אך אצטרך את מאנת החירום שלי לאסונות אחרים."</text:span></text:p>
      <text:p text:style-name="P3"><text:s text:c="5"/>"כן, אנו נצטרך אספקה טרייה של פירות לארבעת הימים הבאים ואת סוסינו מהאורווה, עכשיו אם תועיל בטובך." צ'ורגיין הוסיף באותה נימה של תמימות שאפיינה אף את מורבאלדו וראקאש.</text:p>
      <text:p text:style-name="P3"><text:s text:c="5"/>"בסדר גמור, כל שיצטרך כדי לסלקכם מכאן. אתה תיקח את 'הורנט' (הסוס של צ'ורגיין), ואתה את 'ויטארי' (הסוס של מורבאלדו, כמובן)." הם הלכו אל האורוות, שילמו על השירותים שניתנו להם, ועבור אספקה של אוכל, ויצאו אל הדרך לכיוון מארקאש.</text:p>
      <text:p text:style-name="P5"><text:span text:style-name="T2"><text:s text:c="5"/>הם רכבו על סוסיהם למארקאש בבטחה. בלילה לאחר יום הרכיבה הראשון, עצרו והקימו מחנה קטן וישנו שם שנת ישרים. צ'ורגיין שמר בהתחלה ומורבאלדו החליף אותו </text:span><text:soft-page-break/><text:span text:style-name="T2">כשעתיים לאחר חצות. הם לא ראו נפש חיה בסביבתם הקרובה אך הרגישו כאילו מישהו או משהו עוקב אחריהם.</text:span></text:p>
      <text:p text:style-name="P5"><text:span text:style-name="T2"><text:s text:c="5"/>כאשר הגיעו לשוק של עיירת הסחר, צ'ורגיין קנה חיצים טובים לצייד ביער. מורבאלדו הבחין בחנות לשריונות ליד הנפחייה של מארקאש, ולקח עימו את צ'ורגיין לבדוק את הסחורה שהם מציעים. הם נכנסו, בירכו לשלום את הבעלים האורקים של החנות. צ'ורגיין בדק כמה חרבות שנחו על מדף עץ, כמה מהן אף בחן מקרוב כשהוא מרים אותן מהמדף ומניף אותן. הוא הראה למורבאלדו את שליטתו בחרב ואת יכולתו לגרום לחרב לסוב סביב כף ידו, בתנועות שמנקות דם מן החרב או לחלופין פשוט מיועדות להרתיע את היריב. הוא אף הראה למורבאלדו עד כמה חרבות ארד אלו נחותות לעומת להב חרבו העשוי ברזל יצוק.</text:span></text:p>
      <text:p text:style-name="P5"><text:span text:style-name="T2"><text:s text:c="5"/>"זה שום דבר בהשוואה לחרבות פלדת המית'ריל של האלפים, או פלדת המית'ריל של גרזני הגמדים." טען מורבאלדו.</text:span></text:p>
      <text:p text:style-name="P3"><text:s text:c="5"/>"קנו אחד משריונותיי האדירים או הסתלקו לכם לכל הרוחות מחנותי, כבר הפחדתם את מרבית לקוחותיי, שלא לדבר עליי בפרט, עם סבסוב זה של החרבות, ברברי!!!"</text:p>
      <text:p text:style-name="P5"><text:span text:style-name="T2"><text:s text:c="5"/>צ'ורגיין איבד את חיוכו כאשר שמע את הערתו הבוטה של הסוחר האורקי. הוא הסתובב אליו, הרים גרזן הטלה קטן מהמדף, והטיל אותו אל הקיר בנקודה הקרובה אל הסוחר האורקי – זה היה מרוחק רק קמעה מלפצח את גולגולתו של הסוחר. שני הלקוחות האחרונים, מלבד צ'ורגיין ומורבאלדו, עזבו את החנות אף הם.</text:span></text:p>
      <text:p text:style-name="P3"><text:s text:c="5"/>"רצוי שתבלום פיך, מכיוון שלפני כשלוש שנים הייתי אוכל אורקי כמוך לארוחת הבוקר שלי. עכשיו הבא לי אבן משחזת ועשה זאת במהירות."</text:p>
      <text:p text:style-name="P3"><text:s text:c="5"/>"מה אורקי? אמרת אורקי ולא אורקים, צ'ורגיין." מורבאלדו תהה בסקרנות.</text:p>
      <text:p text:style-name="P5"><text:soft-page-break/><text:span text:style-name="T2"><text:s text:c="5"/>"התכוונתי שומרים אורקים, מצטער." הסוחר האורקי אץ רץ לו לדרכו להביא את האבן המשחזת. לאחר שהגרזן הוטל, גישתו השתנתה מקצה לקצה. הם הסתובבו להסתכל על השריונות.</text:span></text:p>
      <text:p text:style-name="P3"><text:s text:c="5"/>"אני אוהב את שריון השרשראות המשובח הזה." מורבאלדו ציין.</text:p>
      <text:p text:style-name="P5"><text:span text:style-name="T2"><text:s text:c="5"/>"שריון זה יכול להישבר בקלות מחרב מית'ריל באיבחה בודדת, אך שריון לוחות מלא זה הינו כבד מדי ומגונן מעט יתר על המידה עקב סרבולו." <text:s/>צ'ורגיין הוסיף דעתו על זוג השריונות שניצבו מולם. "כמה כסף אתה דורש בעבורם?" צ'ורגיין שאל את הסוחר האורקי.</text:span></text:p>
      <text:p text:style-name="P5"><text:span text:style-name="T2"><text:s text:c="5"/>"אלפיים פיסות זהב עבור שריון השרשראות, וחצי רבבה של פיסות זהב עבור שריון הלוחות המלא".</text:span></text:p>
      <text:p text:style-name="P5"><text:span text:style-name="T2"><text:s text:c="5"/>"אני יכול להשיג מספיק כסף עבור שריון השרשראות אבל הוא לא שווה את זה. שריון הלוחות המלא כבד מדי ומגושם מדי עבורי, כרגע. אמור לנפח שלך ליצור עבורי שילוב של שני הסוגים, אמור לו שזה עבור צ'ורגיין מכפר טנקאי, ושאשלם בין 3,000-4,000 פיסות זהב, תלוי באיכות עבודתו ומאיזה חומרים יבחר להשתמש בשריון. אני אחזור בשבילו בעוד כחודשיים-ארבעה חודשים. האם הבינות?" צ'ורגיין וידא שהסוחר האורקי, הבין את בקשתו.</text:span></text:p>
      <text:p text:style-name="P3"><text:s text:c="5"/>"אני אומר לו, וזה אמור להיות מעשר מטבעות זהב על האבן משחזת." מורבאלדו כיחכח בגרונו כדי לרמוז לצ'ורגיין שהסוחר דורש סכום גבוה יותר ממה שנהוג לקחת על דבר מה שכזה, לאחר שהרמז הובן ע"י שניהם "...אבל אני אתן לך אותה בחצי מחיר, חמש פיסות זהב בלבד."</text:p>
      <text:p text:style-name="P5"><text:span text:style-name="T2"><text:s text:c="5"/>"בכל מקום זהו מחירה של האבן המשחזת – ידידי, דרך אגב, מהו שמך?" חקר מורבאלדו.</text:span></text:p>
      <text:p text:style-name="P5"><text:soft-page-break/><text:span text:style-name="T2"><text:s text:c="5"/>"דאלטאר." צ'ורגיין נתן לו את כספו, ונפרד ממנו לשלום. הוא נענה לשלום אף הוא.</text:span></text:p>
      <text:p text:style-name="P5"><text:span text:style-name="T2"><text:s text:c="5"/>בלילה השני בדרכם הביתה, מורבאלדו שמר את מחצית הלילה הראשונה ולא ראה שום דבר בעל חשיבות, מעבר לעובדה שהיה זה לילה חסר ירח. להבות האש שהם הציתו קודם לכן, היו כבר עמומות למדי. מורבאלדו העיר את צ'ורגיין שיתחיל את משמרתו כשעתיים לאחר חצות. צ'ורגיין הדליק לפיד וצפה <text:s/>על ידידו האלפי, נופל לתרדמה. לאחר כשעה האור של הלפיד דעך אף הוא. עוד כשעה חלפה לה ביעף, ואז שמע פסיעות הולכות וקרבות למיקומם, הוא הצליח להבחין בחמש דמויות הבאות אליהם מן האפילה, והעמיד פני ישן.</text:span></text:p>
      <text:p text:style-name="P5"><text:span text:style-name="T2"><text:s text:c="5"/>"קודם כל הירגו את השומר שישן, זה הנשען על עץ האורן ואז את חברו, חפשו כסף או דברי ערך על הגופות ואז נחזור אל המחנה." אמרה אחת הדמויות. אף על פי שאמרה זאת באורקית, למרבה מזלו של צ'ורגיין הוא ידע את שפתם והבין את דבריהם. בשקט ככל שיכל בעט במורבאלדו והעיר אותו. כעת הם כבר היו מכותרים, שניים מהם התקרבו אל צ'ורגיין עם פגיונות בידיהם. הם הלכו אל מאחורי עץ האורן, כאשר שניים נוספים התקרבו אל מורבאלדו בחוסר זהירות.</text:span></text:p>
      <text:p text:style-name="P5"><text:span text:style-name="T2"><text:s text:c="5"/>אז לפתע צ'ורגיין שלף את חרב הברזל שלו מנדנה במהירות, והסתער על שתי הדמויות שעמדו להרגו. הוא העביר את חרבו דרך המעיים של אחד מהם, וכרת את ראשו של האחר, בזמן שמורבאלדו הרים את מטהו וטיפל בתוקפיו. הוא הניף את מטהו וסיבב אותו עד שגרם לאחד מהם ליפול אפיים ארצה, והוסיף לכך חבטה בראשו שגרמה לו לאבד את הכרתו, ואז הצליח לפגוע בידו של השני, ביד שאחזה בסכינו, של התוקף השני. לאחר מכן צ'ורגיין הצליח לחנוק את התוקף האחרון ולהוסיף לידו השנייה את התוקף שמורבאלדו פגע בידו, וחנק אף אותו בזרועו הפנוייה, ואמר למורבאלדו: "אנו זקוקים </text:span><text:soft-page-break/><text:span text:style-name="T2">למעט אור, ידידי." מורבאלדו הוציא משקיק שלוש קוביות של מאנה כחולה, הלך אל העצים שבערו קודם לכן, שבר את הקוביות ולחש:</text:span></text:p>
      <text:p text:style-name="P3"><text:s text:c="5"/>"על מנת להאיר את הליל,</text:p>
      <text:p text:style-name="P5"><text:span text:style-name="T2"><text:s text:c="5"/>אני מצווה על האש לבעור!!!" (הערת המתרגם – בז"מ: </text:span><text:span text:style-name="T3">ב</text:span><text:span text:style-name="T2">אנגלית </text:span><text:span text:style-name="T3">ז</text:span><text:span text:style-name="T2">ה </text:span><text:span text:style-name="T3">מ</text:span><text:span text:style-name="T2">תחרז.)</text:span></text:p>
      <text:p text:style-name="P5"><text:span text:style-name="T2">העצים שוב הובערו כמקודם, ובערו כדי לספק מעט אור על הסביבה. כעת הם יכלו לראות בבירור שתוקפיהם אכן היו אורקים. מורבאלדו נתן לצ'ורגיין חבל לקשור את שלושת האורקים שנותרו בחיים. הוא קשר אותם אל עץ האורן שהוא נשען עליו קודם לכן כאשר היה זה תורו לשמור.</text:span></text:p>
      <text:p text:style-name="P3"><text:s text:c="5"/>"נשחרר אתכם בבוקר, אם מצב רוחנו ישפר עלינו." צ'ורגיין אמר להם.</text:p>
      <text:p text:style-name="P5"><text:span text:style-name="T2"><text:s text:c="5"/>המנהיג האורקי ענה לו: "אנו זקוקים לזהב כדי לשרוד, בן-אדם; צבאו של לורד ריימונד גירשנו בבושת פנים מאדמותינו ומכפרנו שבטריטוריות שלו."</text:span></text:p>
      <text:p text:style-name="P3"><text:s text:c="5"/>"אז הייתם צריכים לפנות אל מינו-טו-קוצ'אנג במקום לשדוד ולהרוג עוברי אורח שמסתובבים לתומם בדרכים."</text:p>
      <text:p text:style-name="P5"><text:span text:style-name="T2"><text:s text:c="5"/>"היינו עושים זאת אם היה לנו כסף עבור אמצעי תחבורה כלשהו".</text:span></text:p>
      <text:p text:style-name="P5"><text:span text:style-name="T2"><text:s text:c="5"/>למחרת בבוקר לאחר שצ'ורגיין ומורבאלדו התארגנו לצאת לדרכם, צ'ורגיין לקח את סכיניהם ופגיונותיהם, חתך את שקיק המטבעות של וזרק אותו לכיוון הדרך המוליכה חזרה אל מארקאש, ואמר לאורקים: "קחו את כספי, יש כאן כמאה פיסות זהב, נצלו את הכסף עבור אמצעי התחבורה שאתם זקוקים לו כדי להגיע אל מינו-טו-קוצ'אנג. פגיונותיכם יישארו בחזקתנו מסיבות בטיחותיות". הוא חתך את כבליהם ונתן אותם למורבאלדו, ואז עלה על סוסו.</text:span></text:p>
      <text:p text:style-name="P3"><text:s text:c="5"/>"הייה שלום, בן-אדם." צ'ורגיין ומורבאלדו רכבו חזרה לכיוון ביתם בטנקאי.</text:p>
      <text:p text:style-name="P3"><text:s text:c="5"/>אחד האורקים שאל את מנהיגם: "מה נעשה עם הכסף שלוחם זה השאיר לנו?"</text:p>
      <text:p text:style-name="P5"><text:soft-page-break/><text:span text:style-name="T2"><text:s text:c="5"/>"הלוחם הארור הזה הרג שניים מאיתנו, אולי עדיף שנשמע בעצתו ואולי שמא עלינו לקנות נשקים חדשים, אני אחליט על כך מאוחר יותר." הרעיון של נקמה חלף במוחו אבל החיה הייתה מפוחדת מדי כעת, לגבי חייה שלה מכדי לסכנם במסע נקמה, נגד הבן-אדם הלוחם שהרג שניים מאחיו לגזע. לכן החליט לנטוש את רעיון הנקמה לזמן מאוחר יותר.</text:span></text:p>
      <text:p text:style-name="P5"><text:span text:style-name="T2"><text:s text:c="5"/>שבוע לאחר מכן, צ'ורגיין הלך אל הפונדק 'המבאיש' וקנה שם אספקה עבור מסעו אל סולאטרה, ולקח את סוסו "הורנט" מאורוות הפונדק. הוא הגיע ללא צרות אל סולאטרה, מלבד קרב קטן עם כארבעים ושניים גובלינים, שהחליטו שהוא כבש את מאורתם ע"י 'סימון' עץ בקרבת מקום; הוא הרג ארבעה מהם במהלומת חרב בודדת, הם נכנעו לו מיד לאחר מכן.</text:span></text:p>
      <text:p text:style-name="P5"><text:span text:style-name="T2"><text:s text:c="5"/>צ'ורגיין הגיע אל סולאטרה ולביתו של נוקדארוס בזמן שהוא אמור היה להתייצב בו. הוא השאיר את 'הורנט' באורווה הקטנה של נוקדארוס, כדי שינוח, ולאחר מכן בורך בחום ע"י ביתו של נוקדארוס – נהמהטריס. היא הראתה לו את הדרך אל חדר האוכל והגישה לו מזון שאימה בישלה. נהמהטריס הייתה ילדה צעירה בת שתים-עשרה, היא הייתה פרחחית ברונטית נאה וחמודה למדי יחסית לגילה. היא הייתה לבושה בבגדים תפורים ונחמדים <text:s/>עבור פשוטי העם, סגנון הבגדים שמרבית האוכלוסייה של בני האדם לבשו על היבשת הזו. אימה הצטרפה מעט אחרי שהמזון הוגש על ידי נהמהטריס. היה לה שיער מעט כהה יותר משל ביתה.</text:span></text:p>
      <text:p text:style-name="P3"><text:s text:c="5"/>"שמעתי שנולד לך בן, צ'ורגיין, איך שייראד מסתדרת עד כה?"</text:p>
      <text:p text:style-name="P5"><text:span text:style-name="T2"><text:s text:c="5"/>"היא מסתדרת מצויין, תודה רבה. זה מדהים איך שידעת את זה, לפני חברי הטוב ביותר, ג'ייקו, מאירינדה!?"</text:span></text:p>
      <text:p text:style-name="P3"><text:s text:c="5"/>"או, בלום פיך ואכול את המרק שלך בטרם הוא יספיק להתקרר!!!"</text:p>
      <text:p text:style-name="P3"><text:s text:c="5"/>"כן, גבירתי."</text:p>
      <text:p text:style-name="P3"><text:soft-page-break/><text:s text:c="5"/>"אבא אמר שזה היה חלק קטן מחזונו, לפני מספר לילות."</text:p>
      <text:p text:style-name="P3"><text:s text:c="5"/>"שמו פיוריטארוס." צ'ורגיין ציין וחזר אל המרק שלא לעצבן את מאירינדה.</text:p>
      <text:p text:style-name="P3"><text:s text:c="5"/>"איזה שם יפה!!!" נהמהטריס הייתה חייבת להעיר, ואימה נדה בראשה בהסכמה, וגם כאזהרה לגבי הטמפרטורה הצונחת של המרק של ביתה.</text:p>
      <text:p text:style-name="P5"><text:span text:style-name="T2"><text:s text:c="5"/>"תודה, נהמהטריס. היי, הבאתי לך משהו מטנקאי." הוא סיים את לגימת המרק האחרונה שלו, שלף את חרבו והניחה על השולחן.. "זאת לא החרב, אל תחששי מאירינדה." הייתה למאירינדה הבעה מבועתת על פניה לרגע קט כאשר החרב נשלפה והונחה על השולחן, על אף שנהמהטריס הרגישה נלהבת מרוב ציפיות. צ'ורגיין לקח את הנדן של חרבו מחגורתו, הפך אותו ופנינה לבנה קטנה נפלה החוצה, סדוקה מעט. היו בפנינה שני חורים קטנים שדרכם עבר חוט דק שצ'ורגיין השחיל דרך החורים, והוא נתן לנהמהטריס את הצמיד.</text:span></text:p>
      <text:p text:style-name="P3"><text:s text:c="5"/>"זה יפהפה, צ'ורגיין, תודה רבה לך!!!" נהמהטריס קראה בהתלהבות.</text:p>
      <text:p text:style-name="P3"><text:s text:c="5"/>"כל עוד זו לא חרבך..." מאירינדה אמרה ונאנחה לכשנרגעה.</text:p>
      <text:p text:style-name="P5"><text:span text:style-name="T2"><text:s text:c="5"/>"זו פנינה לבנה שקניתי מסוחר בכפר של טנקאי. זה מפני שלא ראיתי אותך, נהמהטריס, כבר הרבה זמן, מאז יום הולדתך התשיעי."</text:span></text:p>
      <text:p text:style-name="P3"><text:s text:c="5"/>"אמא, את צדקת, את ידעת שדוד צ'ורגיין יביא לי מתנה, אולי את מתחילה לקבל חזיונות כמו שלאבא יש!!!"</text:p>
      <text:p text:style-name="P5"><text:span text:style-name="T2"><text:s text:c="5"/>נוקדארוס היה ידוע באזור של סולאטרה מכיוון שהוא היה מכשף רב עוצמה, שתמיד עזר לאיכרים ולחסרי ההגנה בהרפתקאותיו. תמיד היו לו חזיונות וניבויים על העתיד שלרוב עזר לאיכרים לתכנן מה לעשות עם יבולם. את מירב כספו הרוויח בהרפתקאותיו.</text:span></text:p>
      <text:p text:style-name="P5"><text:span text:style-name="T2"><text:s text:c="5"/>כולם שמעו נקישות על הדלת, נהמהטריס אמרה תוך שהיא קפצה מכיסאה: "אבא שב הביתה מוקדם מהרגיל כפי שאמר..." צ'ורגיין אחז בניצב חרבו, שהייתה כבר בחזרה בנדן, </text:span><text:soft-page-break/><text:span text:style-name="T2">מוכן לשולפה ולהילחם במי שזה לא יהיה. נהמהטריס חזרה באותה התלהבות אל השולחן, אך לא אמרה שום דבר והתחילה סוף כל סוף לסיים את המרק שלה. לתוך חדר האוכל נכנסה דמות גבוהה, שעטתה חלוק כחול עם מעט פסים אדומים. היה לו זקן אפור וארוך וכאשר הוא הסיר את כובעו המחודד, צ'ורגיין יכול היה לראות את שיערו החום-מאפיר, שהיה אף הוא מאוד ארוך. עיניו היו בגוון כחול, שהיה בהיר קמעה מזה של חלוקו. הוא התיישב על הספסל ליד צ'ורגיין מבלי לשים לב אל נוכחותו של זה.</text:span></text:p>
      <text:p text:style-name="P3"><text:s text:c="5"/>"היכן צלחת המרק שלי, מאירינדה?"</text:p>
      <text:p text:style-name="P3"><text:s text:c="5"/>"נהמהטריס, בואי איתי אל המטבח כעת, אביך מחכה למרק שלו ואנו נביא לו אותו בסט האחר של הצלחות."</text:p>
      <text:p text:style-name="P5"><text:span text:style-name="T2"><text:s text:c="5"/>הם היו משפחה של שלוש נפשות, ולכן הם הסתפקו בשני סטים של שלוש צלחות כל אחד, כמספר המקסימאלי של אורחים שהם יכלו להרשות לעצמם לארח.</text:span></text:p>
      <text:p text:style-name="P3"><text:s text:c="5"/>נוקדארוס שאל לפתע: "האם אתה יכול להעביר לי את הלחם והחמאה?" </text:p>
      <text:p text:style-name="P3"><text:s text:c="5"/>"חשבתי שלא שמת ליבך לנוכחותי, ידידי הזקן."</text:p>
      <text:p text:style-name="P3"><text:s text:c="5"/>"כיצד יכולתי להחמיץ את נוכחותך כאשר סוסך חונה באורווה שלי, אוכל את החציר המיועד לסוסי שלי? למען האמת, תהיתי מתי תראה כאן את פרצופך, ידידי היקר."</text:p>
      <text:p text:style-name="P3"><text:s text:c="5"/>"ביתך, מתחילה לרכוש את כוחותיך, נהמהטריס הקטנה והחמודה."</text:p>
      <text:p text:style-name="P5"><text:span text:style-name="T2"><text:s text:c="5"/>"ייתכן שכך הדבר. אני מצטער שבחרתי להתעלם ממך קודם לכן, פשוט אני מאוד רעב ועייף מהארגון של הפגישה מחר בלילה בצריח של סוראקסטרס המכשף. אתה תהיה אורח הכבוד שם. אני גם עייף מהחלומות שפוקדים וטורדים את מנוחתי בזמן האחרון, ומהחיזיון שהיה לי לפני כחודש שבגללו קראתי לך לכאן לפני חודש."</text:span></text:p>
      <text:p text:style-name="P3"><text:soft-page-break/><text:s text:c="5"/>"זה נשמע קצת מפחיד עבורי, ללוחם כמוני להיכנס לצריח של מכשף; אני אהיה מושא לצחוק עבור עמיתיך. זה ידוע שמכשפים בזים, לועגים ולא רוכשים יותר מדי כבוד לאינטליגנציה ולחוכמה של לוחמים כמוני."</text:p>
      <text:p text:style-name="P5"><text:span text:style-name="T2"><text:s text:c="5"/>"אל תפחד לגבי בטחונך, הנזיר שקרא מספר הגורל יודע שהישרדותך חשובה בכל מחיר עד שבנך יהיה עצמאי מספיק..."</text:span></text:p>
      <text:p text:style-name="P3"><text:s text:c="5"/>"האם זה אומר שאתה והנזיר הזה תספקו לי הגנה בצריח?"</text:p>
      <text:p text:style-name="P3"><text:s text:c="5"/>"רק אם זה יהיה הכרחי, אך יש לי הרגשה שלא יהיה צורך בכך." נהמהטריס חזרה עם מאירינדה, כאשר צלחת המרק של נוקדארוס הוגשה בידי ביתו. "רצוי שמרקי יהיה מוכן להבא בזמן, או שאקצץ את שכרך לחצי."</text:p>
      <text:p text:style-name="P3"><text:s text:c="5"/>"נוקדארוס, יקירי, חצי מכלום הוא עדיין כלום."</text:p>
      <text:p text:style-name="P3"><text:s text:c="5"/>"אז אולי עדיף שתעבדי בפונדק, מאשר שתבשלי כאן." נהמהטריס הראתה לאביה את המתנה שצ'ורגיין הביא לה מטנקאי.</text:p>
      <text:p text:style-name="P5"><text:span text:style-name="T2"><text:s text:c="5"/>"כבר ידעתי על זה, זה היה חלק מחזוני..." צ'ורגיין התפלא מאוד על כוחו של ידידו לרגע "...אני רק מתלוצץ איתך, הייתה לי הרגשה שתביא לבתי מתנה נאה ושוב צדקתי..." הם המשיכו לספר אחד לשני סיפורים.אף נהמהטריס סיפרה לצ'ורגיין סיפורים חסרי חשיבות על ידידיה מבית ספרה, ולא מעט כאלו סיפורים היו באמתחתה. הם הלכו לישון בשעה מאוחרת באותו לילה.</text:span></text:p>
      <text:p text:style-name="P5"><text:span text:style-name="T2"><text:s text:c="5"/>בערב של יום המחרת, הם התחילו ללכת אל הצריח הצפון-מזרחי של סולאטרה. צ'ורגיין לבש גלימה עם ברדס כחולים ונראה כמו מכשף. הוא כיסה את זרועותיו בחולצה בעלת שרוולים ארוכים כדי להסתיר את שריריו המסוקסים, מעיני הקוסמים והמכשפים. כשעה חלפה והם הגיעו אל הצריח. השומרים של הצריח הכניסו אותם ללא שהות מיותרת. הם הלכו אל החדרים העליונים של הצריח, ונכנסו לחדר הדיונים, המלא בכאחד-עשר </text:span><text:soft-page-break/><text:span text:style-name="T2">מכשפים, קוסמים, נזירים, כוהנים, דרואידים, מעלים באוב, ומשתמשי קסמים. כל האנשים השתתקו כאשר צ'ורגיין ונוקדארוס נכנסו לחדר.</text:span></text:p>
      <text:p text:style-name="P5"><text:span text:style-name="T2"><text:s text:c="5"/>"חשבתי שלוחמים ושומרי ראש אינם מורשים להיכנס לאולם הזה."</text:span></text:p>
      <text:p text:style-name="P3"><text:s text:c="5"/>"אתה צודק, כהרגלך, לורקה הקוסם." ענה נוקדארוס. </text:p>
      <text:p text:style-name="P5"><text:span text:style-name="T2"><text:s text:c="5"/>"הנוכחות של הלוחם הזה נחוצה עבור החיזיון שנגלה בפניך, אני מניח, נוקדארוס." דמות לבושה גלימות כהות מאוד אמרה זאת בקול קר.</text:span></text:p>
      <text:p text:style-name="P3"><text:s text:c="5"/>"כן, בהחלט, סוראקסטרס."</text:p>
      <text:p text:style-name="P3"><text:s text:c="5"/>"שלום לוחם." הוא בירך את צ'ורגיין.</text:p>
      <text:p text:style-name="P3"><text:s text:c="5"/>"שלום מכשף." השיב לו צ'ורגיין.</text:p>
      <text:p text:style-name="P5"><text:span text:style-name="T2"><text:s text:c="5"/>"הוא הלוחם צ'ורגיין מהכפר של טנקאי. בהתחלת החודש הקודם התחילו לפקוד אותי חלומות מוזרים וחלומות בלהות גם כן. אחד מהם היה חיזיון מהאלים, שנשלח ע"י קורסלטור או אינטימידיטורס עצמו או ייתכן אף משניהם גם יחד. ראיתי הבהובים של מציאות ואף הרכבתי חלקים אלו עם חלקים מחלומות אחרים לנבואה הבאה. האם כולכם מוכנים לשומעה?" כולם נדו בחיוב ונוקדארוס התחיל לנבא כדלקמן:</text:span></text:p>
      <text:p text:style-name="P3"><text:s text:c="5"/>"בליל האש, בתוך מעגל הלפידים,</text:p>
      <text:p text:style-name="P3"><text:s text:c="5"/>האש תתעמת עם הכוח ההפוך לה שמעניק חיים,</text:p>
      <text:p text:style-name="P3"><text:s text:c="5"/>וכוחות הרשע יעברו באופן חלקי לייצור נשא,</text:p>
      <text:p text:style-name="P3"><text:s text:c="5"/>שישוגר לגלות בבידוד."</text:p>
      <text:p text:style-name="P5"><text:span text:style-name="T2"><text:s text:c="5"/>"זה יקרה בכנס השנתי של משתמשי הקסם, המיקום עוד לא ידוע כרגע, אבל הוא ייוודע לבטח בעתיד הקרוב. נבואה זו תתרחש בפחות משנת ירח אחת." נוקדארוס סיכם את דבריו.</text:span></text:p>
      <text:p text:style-name="P5"><text:soft-page-break/><text:span text:style-name="T2"><text:s text:c="5"/>סוראקסטרס חשב לרגע ואמר: "אתה יכול לצפות מכולנו להיות נוכחים בלילה הזה, וכל אחד מאיתנו ילווה בלוחם אחד שישרת אותו כשומר ראש. הלוחם יכול להיות חבר או שכיר חרב, אף על פי שחלקנו אינם זקוקים לשומר ראש נקיים הסכם זה כתנאי מחייב של הסכמה הדדית בינינו. דרך אגב, נוקדארוס, יש לי הרגשה שנבואתך בחרה את מיקומה בהתאם למוצא של לוחם זה. משהו אומר לי שפגישתנו השנתית תתרחש בקירוב לכפר של טנקאי."</text:span></text:p>
      <text:p text:style-name="P5"><text:span text:style-name="T2"><text:s text:c="5"/>כחמישה חודשים לאחר מכן, צ'ורגיין יצא אל מארקאש. הוא הלך אל הנשקייה של דאלטאר. שריונו כבר היה מוכן. זה היה שריון לוחות, שהיה מורכב מהרבה לוחות מרובעים קטנים של ברזל שחוברו אחד לשני ע"י שרשראות קטנות. שרשראות מסוג זה שימשו לרוב בשריונות של טבעות או שרשראות. הוא רכש את השריון בסכום הלא מבוטל של ארבעת אלפים פיסות זהב מדאלטאר. הסוחר האורקי ניסה לסחוט מארנקו של צ'ורגיין עוד חמש מאות מטבעות זהב, אך צ'ורגיין שם ליבו לנסיונות השווא של הסוחר האורקי להתמקח על מחיר לא הוגן.</text:span></text:p>
      <text:p text:style-name="P3"><text:s text:c="5"/>חודשיים וחצי לאחר מכן, הגיע צ'ורגיין למחנה הצבאי של לורד ת'ורמקס בפאתי העיר מינו-טו-קוצ'אנג. הוא הובל אל האוהל ששימש את לורד ת'ורמקס כמשרד בשטח.</text:p>
      <text:p text:style-name="P3"><text:s text:c="5"/>"שלומות, הלורד ת'ורמקס, אני הוא צ'ורגיין מטנקאי."</text:p>
      <text:p text:style-name="P5"><text:span text:style-name="T2"><text:s text:c="5"/>"אז סוף כל סוף אנו נפגשים, הלוחם האגדי שאני שומע עליו כל הזמן. אני מניח שקיבלת את מכתבי מג'ייקו. הוא חייל טוב. אז כעת אנו יודעים מה מוטל על כפות המאזניים. האם אתה ניצב כאן כדי לתפוס את מקומך לצידי על שדה הקרב? כבר יש לרשותי כחמישים אלף חיילים, ועוד לוחמים הולכים ומצטרפים לשורותיי מידי יום. האימפריה תישבר בקרוב לחתיכות, כאשר מלכנו, אוטוריאטור, ייתן את הפקודה לתקוף. </text:span><text:soft-page-break/><text:span text:style-name="T2">אנוכי, לורד פורנטור, לורד ריימונד, ולורד קהלהבריאן עומדים לתת את ידינו במלחמה כנגד הקיסר. לורד טהרוקסדורס הוא היחיד מבינינו שבחר להישאר נייטראלי."</text:span></text:p>
      <text:p text:style-name="P3"><text:s text:c="5"/>"למען האמת, באתי הנה, כל הדרך מטנקאי, לומר לך שעליי לסרב להצעתך. אני רוצה להנהיג צבא ולהמשיך לשרת כלוחם קרבי, אך אינני יכול לנטוש את משפחתי. אני נשוי במשך כשלוש וחצי שנים לאשתי, ויש לנו בן שנולד לא מכבר."</text:p>
      <text:p text:style-name="P3"><text:s text:c="5"/>"מהו שמם?"</text:p>
      <text:p text:style-name="P3"><text:s text:c="5"/>"שייראד היא אשתי, ופיוריטארוס הוא בני. הוא בן שישה חודשי ירח בלבד. יש לי חבר טוב שנטש בזמנו את המשמר האימפריאלי, אולי הוא יהיה מעוניין במשרה שאתה מציע."</text:p>
      <text:p text:style-name="P5"><text:span text:style-name="T2"><text:s text:c="5"/>"מהו שמו והיכן אוכל למוצאו?"</text:span></text:p>
      <text:p text:style-name="P3"><text:s text:c="5"/>"הוא נמצא בעיירה אוקטיבורג, שבדרך אל סולאטרה. שמו דאקארד. אולי הוא ייענה לקריאתך לנשק."</text:p>
      <text:p text:style-name="P3"><text:s text:c="5"/>"הבה נקווה כך, זה מקור חזק מדי לכאבי ראש עבורי. אני מבין, צ'ורגיין, אולי תתפוס את מקומך לצידי בעתיד. אני מאחל לך שלום ודרך צלחה."</text:p>
      <text:p text:style-name="P3"><text:s text:c="5"/>"הייה שלום, לורד ת'ורמקס."</text:p>
      <text:p text:style-name="P5"><text:span text:style-name="T2"><text:s text:c="5"/>מסעו של צ'ורגיין חזרה לטנקאי ארך כחודשיים וחצי. עבר חלף לו עוד חודש ירח והיה זה יום הולדתו הראשון של פיוריטארוס. הפעם חוג החוגגים היה הרבה יותר קטן. צ'ורגיין נאלץ לפספס את מסיבת יום ההולדת של בנו, מכיוון שנאלץ לשרת כשומר ראשו של נוקדארוס בפגישה השנתית של משתמשי הקסם השונים. הם חגגו את יום הולדתו של פיוריטארוס שבוע קודם לכן, רק צ'ורגיין, שייראד, מורבאלדו, טאלאס, ולרה וביתם הקטנה רהנארה, שהייתה צעירה מפיוריטארוס בכשלושה שבועות – היו הנוכחים היחידים </text:span><text:soft-page-break/><text:span text:style-name="T2">במסיבה. למעשה היו עוד כמה נוכחים, אך בכל אופן זו הייתה מסיבה קטנה וסגורה יחסית למסיבה של אשתקד.</text:span></text:p>
      <text:p text:style-name="P3"><text:s text:c="5"/>הפגישה השנתית של משתמשי הקסם השונים, התקיימה מעט צפון-מערבית לכפר טנקאי. מקום המפגש היה ממוקם גם בין מכרות הזהב של בני האדם מטילה-ג'וב והשדות והמטעים החקלאיים שנמצאים צפונית לטנקאי.</text:p>
      <text:p text:style-name="P5"><text:span text:style-name="T2"><text:s text:c="5"/>ביום הפגישה, פליימנור העיר דרקון באי המבודד של אותם יצורים. האי היה ממוקם דרום –מערבית ליבשת שבה נמצאת מינו-טו-קוצ'אנג. "בוקר טוב, פורקורד."</text:span></text:p>
      <text:p text:style-name="P3"><text:s text:c="5"/>"האם הגיע הזמן, כבר? הספקתי לנמנם רק כשנה."</text:p>
      <text:p text:style-name="P5"><text:span text:style-name="T2"><text:s text:c="5"/>"אל תתלונן על תנומתך הקצרה, שלי הייתה קצרה יותר, יש לנו עבודה הלילה. עלינו לחולל מהומה והרס ביבשת ההיא, וכמה יערות להצית."</text:span></text:p>
      <text:p text:style-name="P3"><text:s text:c="5"/>"ובכן זה ליל האש, הלא כן?" הם צחקו מעט.</text:p>
      <text:p text:style-name="P5"><text:span text:style-name="T2"><text:s text:c="5"/>"איך שמעת את הנבואה של נוקדארוס? חשבתי שהיית עסוק בשינה."</text:span></text:p>
      <text:p text:style-name="P3"><text:s text:c="5"/>"אמרתי לך, זאת הייתה תנומה קלה, שמעתי כמה מבני גזעי מדברים במשך שנתי." לאחר מכן פליימנור עלה על גבו של פורקורד והם הגביהו אל מזימתם בכיוון כפר טנקאי.</text:p>
      <text:p text:style-name="P5"><text:span text:style-name="T2"><text:s text:c="5"/>הפגישה כבר החלה בערב של אותו לילה. כל שומרי הראש שימשו גם כנושאי כלים של משתמשי הקסם השונים, ובין השאר נשאו את לפידיהם כדי להאיר את סביבתם. הפגישה התחילה בצורה רגועה למדי, כמו בכל שנה. המנהיג של כל נטייה אמר את דבריו, ואז הגיע תורם של הנזירים והכוהנים מסוגים שונים לדבר.</text:span></text:p>
      <text:p text:style-name="P5"><text:span text:style-name="T2"><text:s text:c="5"/>בדיוק לאחר שהכוהן של פליימנור סיים את דבריו, מילות תודה על מתנת האש, פורקורד ורוכבו, פליימנור, הגיעו מהכיוון של הגבעות של טילה-ג'וב בכיוון מערב. הם הציתו כל עץ שנקרה בדרכם ביער שהקיף את הגבעות ואת נקודת המפגש שהתרחשה בתוך קרחת יער גדולה. <text:s/>פורקורד השתמש בנשיפת האש המהירה והרציפה שלו כדי </text:span><text:soft-page-break/><text:span text:style-name="T2">להבעיר את העצים, פליימנור השיג אפקט דומה ע"י כדורי האש שהטיח בעצים מגופו. כאשר הבחין הידרוטיליס במתרחש, ממקדש הנשיאים, מיד התריע את האלים האחרים לגבי המצב, ושיגר את עצמו אל האוקיינוס שמצפון ליבשת. </text:span></text:p>
      <text:p text:style-name="P5"><text:span text:style-name="T2"><text:s text:c="5"/>הוא יצא מהים מהר ככל שיכל רכוב על תולעת מים אדירת מימדים, רדף אחרי פליימנור ופורקורד, כאשר בכל מקום שעבר דאג לכבות את הלהבות היכן שהוא ותולעתו עברו.</text:span></text:p>
      <text:p text:style-name="P5"><text:span text:style-name="T2"><text:s text:c="5"/>הרבה כוהנים ונזירים התפללו לווינדטיליס שתספק ענני גשם, ולריינוייל שיאפשר לענני הגשם להמטיר את מימיהם על התבערה. לאחר זמן מה, השמיים התמלאו בעננים מכיוון מערב, והעננים אכן שפכו את מימיהם על העצים הבוערים שהידרוטיליס ותולעת המים שלו לא הספיקו לכבות. לייטורוס הצטרף אף הוא למסיבה עם קרנות ברקיו שהצליחו מדי פעם להצית חלק מן העצים שנפגעו.</text:span></text:p>
      <text:p text:style-name="P5"><text:span text:style-name="T2"><text:s text:c="5"/>שלושה אלים נוספים הגיעו בטלפורטציה אל המקום אף הם – קורסלטור, פארטוגמידיס, ואינטימידיטורס. האחרון שצויין שלף בפתאומיות את קרדום הקרב שלו, והצליח לכרות את ידו של קורסלטור. מי שהסיחה את תשומת ליבו הייתה אלת התשוקה והפיתוי לין-אריס שקראה לו, בזמן שפארטוגמידיס <text:s/>הצליח להציל את קורסלטור מפגיעה ישירה בגולגולתו.</text:span></text:p>
      <text:p text:style-name="P5"><text:span text:style-name="T2"><text:s text:c="5"/>"כל כך צפוי, ידעתי שלא אוכל להורגך, לו היה לי סיכוי אמיתי לעשות כן, היו מתייצבים כאן מגיני הגורל על מנת לעצור בעדי. אך עדיין, לפגוע בך הוא דבר טוב בכל מקרה, שלא לציין עד כמה מהנה הדבר עבורי באותה מידה." אינטימידיטורס ניסה לעצבן את קורסלטור. "ובכן, כעת תורך, איזה מהלך תנקוט כדי להשיב את שיווי המשקל של מאזן הנשמות, קורסלטור?"</text:span></text:p>
      <text:p text:style-name="P5"><text:soft-page-break/><text:span text:style-name="T2"><text:s text:c="5"/>קרדום הקרב של אינטימידיטורס שינה את צורתו לחרמש. מסיבה בלתי ברורה הוא שמט את החרמש מידו, והלה נשבר להרבה עורבים <text:s/>שחורים קטנים, שהתחילו לדאות לכיוון הקרקע. בכמחצית דרכם אל האדמה שינו את צורתם ליונים צחורות. היונים שוב הגביהו טוס והגיעו אל קורסלטור לידו הבריאה. כאשר הגיעו לידו הבריאה הם התאחדו למטה לבן אדיר מימדים.</text:span></text:p>
      <text:p text:style-name="P5"><text:span text:style-name="T2"><text:s text:c="5"/>"זהו בדיוק מה שבאתי לעשות כאן, אינטימידיטורס, עכשיו הבט וראה את הנבואה של נוקדארוס מתממשת ורוקמת חיים." הוא התחיל ללחוש אי אלו לחשים, מילות כישוף בשפות שונות, ואז פרצים אדירים של אנרגיה התחילו לזרום מסביבו ולהקיפו, פרצים שהגיעו מכל נשמה המכילה רשע רב יותר מן הטוב הטמון בה. מקור האנרגיה פרץ מכל יישות בת תמותה ובת אלמוות שנכחה בכלל העולם, האנרגיה יצרה זקיף שניצב לפני קורסלטור, שהוא שלט בו ע"י שימוש בטלפתיה שלו לבדו, על אף שזה נראה כאילו הוא מתעל את כוחו דרך המטה. לפתע המטה נשבר להרבה להבות קטנות, שנבנו מחדש בצורת <text:s/>ציפור אש – עוף חול. עוף החול הטמיע לתוכו את כל האנרגיה שהייתה בזקיף. פארטוגמידיס השתמש בלחש הטלפורטציה כדי לפתוח קרע ברצף הזמן-חלל ועוף החול טס אליו ודרכו.</text:span></text:p>
      <text:p text:style-name="P5"><text:span text:style-name="T2"><text:s text:c="5"/>"הנה האיזון שלך. זהו עונשך על יצירת שלוש נשמות רשע טהורות, והתמרמרות על נשמה טהורה בודדה..." הוא הפסיק לרגע וליטף את הגדם שאינטימידיטורס יצר לו "...וגם על זה שכרתת את זרועי היום. מגן הנשמות הזה ייקרא עוף החול של אנטארקטיקה – מגן הנשמות האחרון. בתוכו נמצאת תמציתו של מחצית הרשע שבעולם. הוא יישמר בארץ המבודדת של הקרחונים ובן התמותה היחיד שיוכל לשחרר אותו מכלאו הקפוא יהיה פיוריטארוס בנם של צ'ורגיין ושייראד. התייעץ בספר הגורל אם ברצונך לעשות כדבר הזה – אין זה משנה כלל. כל בן תמותה אחר שינסה לשחרר אותה ייהרג ע"י מלאכי המגן </text:span><text:soft-page-break/><text:span text:style-name="T2">של הגורל. אנא השתדל לזכור שגם אנו הופכים לבני תמותה בעולם הזה, לכן אל תנסה לשלוח אחד מהאלים בני האלמוות שלך למשימה הזאת. הסיכוי היחיד שלך כעת הוא שיתוף פעולה עם הצד שלי בקונפליקט הגדול."</text:span></text:p>
      <text:p text:style-name="P5"><text:span text:style-name="T2"><text:s text:c="5"/>"זה עוד לא נגמר, קורסלטור, היום אולי ניצחת, אך תשלם ביוקר בעתיד על פעולותיך היום. דנת במעשיך היום את נפילתן של נשמות כה רבות אל תהום הנשמות האבודות חסרת התחתית, נשמות משני צדדי המתרס. יבוא יום שבו תבין ותצטער על מעשיך, אך יום זה עוד רחוק, לכן ארשה לך להתמוגג לך ברגע הדועך והולך זה של שמחת הניצחון, עד שאראך מעבר לשערי תהום הנשייה, למטה בתהום חסרת התחתית. אולי עד אז תבין את השלכותיהם של מעשיך היום, הייה שלום, קורסלטור."</text:span></text:p>
      <text:p text:style-name="P3"/>
      <text:p text:style-name="P3"><text:s text:c="5"/>כך נוצר לו עוף החול של אנטארקטיקה.</text:p>
      <text:p text:style-name="P3"/>
      <text:p text:style-name="P4">* * *</text:p>
      <text:p text:style-name="P4"/>
      <text:p text:style-name="P5"><text:span text:style-name="T2"><text:s text:c="5"/>זמן מה מאוחר יותר, הצליח טאלאס לחשל חרב מעצם ידו של קורסלטור. צ'ורגיין קנה אותה ממנו. פיוריטארוס גדל לעלם נעורים נאה, וצ'ורגיין לימד אותו כל דבר שידע, בעיקר כיצד להילחם ולהגן על עצמו. פיוריטארוס העביר את הידע שרכש לחלק מידידיו, ולרהנארה בפרט. היא הייתה חברתו הטובה ביותר, והילדה היחידה בטנקאי שחיבבה אותו בכל מקרה. חבר טוב נוסף שלהם היה פאלור, שהיה בנו של סוחר אורקי שטאלאס וצ'ורגיין נהגו לעשות איתו עסקים.</text:span></text:p>
      <text:p text:style-name="P3"/>
      <text:p text:style-name="P5"><text:span text:style-name="T2"><text:s text:c="5"/>סוף הפרק הראשון – ההיווצרות.</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zxx" style:country-asian="none"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end" style:justify-single-word="false" fo:orphans="2" fo:widows="2" fo:text-indent="0cm" style:auto-text-indent="false" style:writing-mode="rl-tb"/>
      <style:text-properties style:use-window-font-color="true" style:font-name="Times New Roman" fo:font-size="12pt" fo:language="en" fo:country="US" style:font-name-asian="Times New Roman" style:font-size-asian="12pt" style:font-name-complex="Times New Roman" style:font-size-complex="12pt" style:language-complex="he" style:country-complex="IL"/>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2pt" style:font-name-asian="MS Mincho" style:font-size-asian="14pt" style:font-name-complex="Times New Roman1" style:font-size-complex="12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name-complex="Times New Roman1"/>
    </style:style>
    <style:style style:name="WW8Num1z0" style:family="text">
      <style:text-properties style:font-name="Symbol"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גופן_20_ברירת_20_המחדל_20_של_20_קטע" style:display-name="גופן ברירת המחדל של קטע"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2.54cm" fo:margin-left="3.175cm" fo:margin-right="3.175cm" style:writing-mode="rl-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עוף החול של אנטארקטיקה</dc:title>
    <meta:initial-creator>DaVe</meta:initial-creator>
    <meta:creation-date>2005-05-17T04:05:00</meta:creation-date>
    <dc:creator>OoZoOl Obliterator</dc:creator>
    <dc:date>2008-01-19T01:50:21</dc:date>
    <meta:editing-cycles>11</meta:editing-cycles>
    <meta:editing-duration>PT13H57M0S</meta:editing-duration>
    <meta:user-defined meta:name="Info 1"/>
    <meta:user-defined meta:name="Info 2"/>
    <meta:user-defined meta:name="Info 3"/>
    <meta:user-defined meta:name="Info 4"/>
    <meta:document-statistic meta:table-count="0" meta:image-count="0" meta:object-count="0" meta:page-count="36" meta:paragraph-count="298" meta:word-count="8621" meta:character-count="48096"/>
  </office:meta>
</office:document-meta>
</file>